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17in"/>
    </style:style>
    <style:style style:name="co3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FreeSans"/>
    </style:style>
    <style:style style:name="ce4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6" style:family="table-cell" style:parent-style-name="Default" style:data-style-name="N104"/>
    <style:style style:name="ce7" style:family="table-cell" style:parent-style-name="Default" style:data-style-name="N0"/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4">
      <style:text-properties style:font-name="FreeSans"/>
    </style:style>
    <style:style style:name="ce11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FreeSans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style:font-name="FreeSans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dScheduleD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total short</text:p>
          </table:table-cell>
          <table:table-cell table:style-name="ce4" office:value-type="currency" office:currency="USD" office:value="1000" calcext:value-type="currency">
            <text:p>$1,000.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-3000" calcext:value-type="float">
            <text:p>-30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-9000" calcext:value-type="float">
            <text:p>-9000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total long</text:p>
          </table:table-cell>
          <table:table-cell table:style-name="ce4" office:value-type="currency" office:currency="USD" office:value="20000" calcext:value-type="currency">
            <text:p>$20,000.00</text:p>
          </table:table-cell>
          <table:table-cell table:style-name="ce1" office:value-type="float" office:value="-1500" calcext:value-type="float">
            <text:p>-1500</text:p>
          </table:table-cell>
          <table:table-cell table:style-name="ce1" office:value-type="float" office:value="-4000" calcext:value-type="float">
            <text:p>-4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-9000" calcext:value-type="float">
            <text:p>-9000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>
            <text:p>expected line 16 or 21</text:p>
          </table:table-cell>
          <table:table-cell table:style-name="ce4" table:formula="of:=IF([.B10];[.B9];[.B15])" office:value-type="currency" office:currency="USD" office:value="21000" calcext:value-type="currency">
            <text:p>$21,000.00</text:p>
          </table:table-cell>
          <table:table-cell table:style-name="ce4" table:formula="of:=IF([.C10];[.C9];[.C15])" office:value-type="currency" office:currency="USD" office:value="-2400" calcext:value-type="currency">
            <text:p>-$2,400.00</text:p>
          </table:table-cell>
          <table:table-cell table:style-name="ce4" table:formula="of:=IF([.D10];[.D9];[.D15])" office:value-type="currency" office:currency="USD" office:value="-3000" calcext:value-type="currency">
            <text:p>-$3,000.00</text:p>
          </table:table-cell>
          <table:table-cell table:style-name="ce4" table:formula="of:=IF([.E10];[.E9];[.E15])" office:value-type="currency" office:currency="USD" office:value="9100" calcext:value-type="currency">
            <text:p>$9,100.00</text:p>
          </table:table-cell>
          <table:table-cell table:style-name="ce4" table:formula="of:=IF([.F10];[.F9];[.F15])" office:value-type="currency" office:currency="USD" office:value="9100" calcext:value-type="currency">
            <text:p>$9,100.00</text:p>
          </table:table-cell>
          <table:table-cell table:style-name="ce4" table:formula="of:=IF([.G10];[.G9];[.G15])" office:value-type="currency" office:currency="USD" office:value="-3000" calcext:value-type="currency">
            <text:p>-$3,000.00</text:p>
          </table:table-cell>
          <table:table-cell table:style-name="ce4" table:formula="of:=IF([.H10];[.H9];[.H15])" office:value-type="currency" office:currency="USD" office:value="-3000" calcext:value-type="currency">
            <text:p>-$3,000.00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>
            <text:p>expected line 20</text:p>
          </table:table-cell>
          <table:table-cell table:style-name="ce5" table:formula="of:=[.B14]" office:value-type="boolean" office:boolean-value="true" calcext:value-type="boolean">
            <text:p>TRUE</text:p>
          </table:table-cell>
          <table:table-cell table:style-name="ce5" table:formula="of:=[.C14]" office:value-type="boolean" office:boolean-value="true" calcext:value-type="boolean">
            <text:p>TRUE</text:p>
          </table:table-cell>
          <table:table-cell table:style-name="ce5" table:formula="of:=[.D14]" office:value-type="boolean" office:boolean-value="true" calcext:value-type="boolean">
            <text:p>TRUE</text:p>
          </table:table-cell>
          <table:table-cell table:style-name="ce5" table:formula="of:=[.E14]" office:value-type="boolean" office:boolean-value="true" calcext:value-type="boolean">
            <text:p>TRUE</text:p>
          </table:table-cell>
          <table:table-cell table:style-name="ce5" table:formula="of:=[.F14]" office:value-type="boolean" office:boolean-value="true" calcext:value-type="boolean">
            <text:p>TRUE</text:p>
          </table:table-cell>
          <table:table-cell table:style-name="ce5" table:formula="of:=[.G14]" office:value-type="boolean" office:boolean-value="true" calcext:value-type="boolean">
            <text:p>TRUE</text:p>
          </table:table-cell>
          <table:table-cell table:style-name="ce5" table:formula="of:=[.H14]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>
            <text:p>expected line 22</text:p>
          </table:table-cell>
          <table:table-cell table:style-name="ce5" table:formula="of:=[.B16]" office:value-type="boolean" office:boolean-value="false" calcext:value-type="boolean">
            <text:p>FALSE</text:p>
          </table:table-cell>
          <table:table-cell table:style-name="ce5" table:formula="of:=[.C16]" office:value-type="boolean" office:boolean-value="false" calcext:value-type="boolean">
            <text:p>FALSE</text:p>
          </table:table-cell>
          <table:table-cell table:style-name="ce5" table:formula="of:=[.D16]" office:value-type="boolean" office:boolean-value="false" calcext:value-type="boolean">
            <text:p>FALSE</text:p>
          </table:table-cell>
          <table:table-cell table:style-name="ce5" table:formula="of:=[.E16]" office:value-type="boolean" office:boolean-value="false" calcext:value-type="boolean">
            <text:p>FALSE</text:p>
          </table:table-cell>
          <table:table-cell table:style-name="ce5" table:formula="of:=[.F16]" office:value-type="boolean" office:boolean-value="false" calcext:value-type="boolean">
            <text:p>FALSE</text:p>
          </table:table-cell>
          <table:table-cell table:style-name="ce5" table:formula="of:=[.G16]" office:value-type="boolean" office:boolean-value="false" calcext:value-type="boolean">
            <text:p>FALSE</text:p>
          </table:table-cell>
          <table:table-cell table:style-name="ce5" table:formula="of:=[.H16]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3">
          <table:table-cell table:style-name="ce2"/>
          <table:table-cell table:style-name="Default" office:value-type="string" calcext:value-type="string">
            <text:p>// both positive</text:p>
          </table:table-cell>
          <table:table-cell table:style-name="ce1" office:value-type="string" calcext:value-type="string">
            <text:p>// both small losses</text:p>
          </table:table-cell>
          <table:table-cell table:style-name="ce1" office:value-type="string" calcext:value-type="string">
            <text:p>// both big losses</text:p>
          </table:table-cell>
          <table:table-cell table:style-name="ce1" office:value-type="string" calcext:value-type="string">
            <text:p>// short loss, long gain, overall gain</text:p>
          </table:table-cell>
          <table:table-cell table:style-name="ce1" office:value-type="string" calcext:value-type="string">
            <text:p>// short gain, long loss, overall gain</text:p>
          </table:table-cell>
          <table:table-cell table:style-name="ce1" office:value-type="string" calcext:value-type="string">
            <text:p>// short loss, long gain, overall loss</text:p>
          </table:table-cell>
          <table:table-cell table:style-name="ce1" office:value-type="string" calcext:value-type="string">
            <text:p>// short gain, long loss, overall loss</text:p>
          </table:table-cell>
          <table:table-cell table:number-columns-repeated="1637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table:formula="of:=[.B1]" office:value-type="currency" office:currency="USD" office:value="1000" calcext:value-type="currency">
            <text:p>$1,000.00</text:p>
          </table:table-cell>
          <table:table-cell table:style-name="ce6" table:formula="of:=[.C1]" office:value-type="currency" office:currency="USD" office:value="-900" calcext:value-type="currency">
            <text:p>-$900.00</text:p>
          </table:table-cell>
          <table:table-cell table:style-name="ce6" table:formula="of:=[.D1]" office:value-type="currency" office:currency="USD" office:value="-3000" calcext:value-type="currency">
            <text:p>-$3,000.00</text:p>
          </table:table-cell>
          <table:table-cell table:style-name="ce6" table:formula="of:=[.E1]" office:value-type="currency" office:currency="USD" office:value="-900" calcext:value-type="currency">
            <text:p>-$900.00</text:p>
          </table:table-cell>
          <table:table-cell table:style-name="ce6" table:formula="of:=[.F1]" office:value-type="currency" office:currency="USD" office:value="10000" calcext:value-type="currency">
            <text:p>$10,000.00</text:p>
          </table:table-cell>
          <table:table-cell table:style-name="ce6" table:formula="of:=[.G1]" office:value-type="currency" office:currency="USD" office:value="-9000" calcext:value-type="currency">
            <text:p>-$9,000.00</text:p>
          </table:table-cell>
          <table:table-cell table:style-name="ce6" table:formula="of:=[.H1]" office:value-type="currency" office:currency="USD" office:value="1000" calcext:value-type="currency">
            <text:p>$1,000.00</text:p>
          </table:table-cell>
          <table:table-cell table:number-columns-repeated="1637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6" table:formula="of:=[.B2]" office:value-type="currency" office:currency="USD" office:value="20000" calcext:value-type="currency">
            <text:p>$20,000.00</text:p>
          </table:table-cell>
          <table:table-cell table:style-name="ce6" table:formula="of:=[.C2]" office:value-type="currency" office:currency="USD" office:value="-1500" calcext:value-type="currency">
            <text:p>-$1,500.00</text:p>
          </table:table-cell>
          <table:table-cell table:style-name="ce6" table:formula="of:=[.D2]" office:value-type="currency" office:currency="USD" office:value="-4000" calcext:value-type="currency">
            <text:p>-$4,000.00</text:p>
          </table:table-cell>
          <table:table-cell table:style-name="ce6" table:formula="of:=[.E2]" office:value-type="currency" office:currency="USD" office:value="10000" calcext:value-type="currency">
            <text:p>$10,000.00</text:p>
          </table:table-cell>
          <table:table-cell table:style-name="ce6" table:formula="of:=[.F2]" office:value-type="currency" office:currency="USD" office:value="-900" calcext:value-type="currency">
            <text:p>-$900.00</text:p>
          </table:table-cell>
          <table:table-cell table:style-name="ce6" table:formula="of:=[.G2]" office:value-type="currency" office:currency="USD" office:value="1000" calcext:value-type="currency">
            <text:p>$1,000.00</text:p>
          </table:table-cell>
          <table:table-cell table:style-name="ce6" table:formula="of:=[.H2]" office:value-type="currency" office:currency="USD" office:value="-9000" calcext:value-type="currency">
            <text:p>-$9,000.00</text:p>
          </table:table-cell>
          <table:table-cell table:number-columns-repeated="1637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6" table:formula="of:=[.B8]+[.B7]" office:value-type="currency" office:currency="USD" office:value="21000" calcext:value-type="currency">
            <text:p>$21,000.00</text:p>
          </table:table-cell>
          <table:table-cell table:style-name="ce6" table:formula="of:=[.C8]+[.C7]" office:value-type="currency" office:currency="USD" office:value="-2400" calcext:value-type="currency">
            <text:p>-$2,400.00</text:p>
          </table:table-cell>
          <table:table-cell table:style-name="ce6" table:formula="of:=[.D8]+[.D7]" office:value-type="currency" office:currency="USD" office:value="-7000" calcext:value-type="currency">
            <text:p>-$7,000.00</text:p>
          </table:table-cell>
          <table:table-cell table:style-name="ce6" table:formula="of:=[.E8]+[.E7]" office:value-type="currency" office:currency="USD" office:value="9100" calcext:value-type="currency">
            <text:p>$9,100.00</text:p>
          </table:table-cell>
          <table:table-cell table:style-name="ce6" table:formula="of:=[.F8]+[.F7]" office:value-type="currency" office:currency="USD" office:value="9100" calcext:value-type="currency">
            <text:p>$9,100.00</text:p>
          </table:table-cell>
          <table:table-cell table:style-name="ce6" table:formula="of:=[.G8]+[.G7]" office:value-type="currency" office:currency="USD" office:value="-8000" calcext:value-type="currency">
            <text:p>-$8,000.00</text:p>
          </table:table-cell>
          <table:table-cell table:style-name="ce6" table:formula="of:=[.H8]+[.H7]" office:value-type="currency" office:currency="USD" office:value="-8000" calcext:value-type="currency">
            <text:p>-$8,000.00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ce5" table:formula="of:=IF([.B9]&gt;0;1; 0)" office:value-type="boolean" office:boolean-value="true" calcext:value-type="boolean">
            <text:p>TRUE</text:p>
          </table:table-cell>
          <table:table-cell table:style-name="ce5" table:formula="of:=IF([.C9]&gt;0;1; 0)" office:value-type="boolean" office:boolean-value="false" calcext:value-type="boolean">
            <text:p>FALSE</text:p>
          </table:table-cell>
          <table:table-cell table:style-name="ce5" table:formula="of:=IF([.D9]&gt;0;1; 0)" office:value-type="boolean" office:boolean-value="false" calcext:value-type="boolean">
            <text:p>FALSE</text:p>
          </table:table-cell>
          <table:table-cell table:style-name="ce5" table:formula="of:=IF([.E9]&gt;0;1; 0)" office:value-type="boolean" office:boolean-value="true" calcext:value-type="boolean">
            <text:p>TRUE</text:p>
          </table:table-cell>
          <table:table-cell table:style-name="ce5" table:formula="of:=IF([.F9]&gt;0;1; 0)" office:value-type="boolean" office:boolean-value="true" calcext:value-type="boolean">
            <text:p>TRUE</text:p>
          </table:table-cell>
          <table:table-cell table:style-name="ce5" table:formula="of:=IF([.G9]&gt;0;1; 0)" office:value-type="boolean" office:boolean-value="false" calcext:value-type="boolean">
            <text:p>FALSE</text:p>
          </table:table-cell>
          <table:table-cell table:style-name="ce5" table:formula="of:=IF([.H9]&gt;0;1; 0)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table:formula="of:=IF(AND([.B8]&gt;0;[.B7]&gt;0);1;0)" office:value-type="boolean" office:boolean-value="true" calcext:value-type="boolean">
            <text:p>TRUE</text:p>
          </table:table-cell>
          <table:table-cell table:style-name="ce5" table:formula="of:=IF(AND([.C8]&gt;0;[.C7]&gt;0);1;0)" office:value-type="boolean" office:boolean-value="false" calcext:value-type="boolean">
            <text:p>FALSE</text:p>
          </table:table-cell>
          <table:table-cell table:style-name="ce5" table:formula="of:=IF(AND([.D8]&gt;0;[.D7]&gt;0);1;0)" office:value-type="boolean" office:boolean-value="false" calcext:value-type="boolean">
            <text:p>FALSE</text:p>
          </table:table-cell>
          <table:table-cell table:style-name="ce5" table:formula="of:=IF(AND([.E8]&gt;0;[.E7]&gt;0);1;0)" office:value-type="boolean" office:boolean-value="false" calcext:value-type="boolean">
            <text:p>FALSE</text:p>
          </table:table-cell>
          <table:table-cell table:style-name="ce5" table:formula="of:=IF(AND([.F8]&gt;0;[.F7]&gt;0);1;0)" office:value-type="boolean" office:boolean-value="false" calcext:value-type="boolean">
            <text:p>FALSE</text:p>
          </table:table-cell>
          <table:table-cell table:style-name="ce5" table:formula="of:=IF(AND([.G8]&gt;0;[.G7]&gt;0);1;0)" office:value-type="boolean" office:boolean-value="false" calcext:value-type="boolean">
            <text:p>FALSE</text:p>
          </table:table-cell>
          <table:table-cell table:style-name="ce5" table:formula="of:=IF(AND([.H8]&gt;0;[.H7]&gt;0);1;0)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table:formula="of:=IF(AND([.B12]=0;[.B13]=0);1;0)" office:value-type="boolean" office:boolean-value="true" calcext:value-type="boolean">
            <text:p>TRUE</text:p>
          </table:table-cell>
          <table:table-cell table:style-name="ce5" table:formula="of:=IF(AND([.C12]=0;[.C13]=0);1;0)" office:value-type="boolean" office:boolean-value="true" calcext:value-type="boolean">
            <text:p>TRUE</text:p>
          </table:table-cell>
          <table:table-cell table:style-name="ce5" table:formula="of:=IF(AND([.D12]=0;[.D13]=0);1;0)" office:value-type="boolean" office:boolean-value="true" calcext:value-type="boolean">
            <text:p>TRUE</text:p>
          </table:table-cell>
          <table:table-cell table:style-name="ce5" table:formula="of:=IF(AND([.E12]=0;[.E13]=0);1;0)" office:value-type="boolean" office:boolean-value="true" calcext:value-type="boolean">
            <text:p>TRUE</text:p>
          </table:table-cell>
          <table:table-cell table:style-name="ce5" table:formula="of:=IF(AND([.F12]=0;[.F13]=0);1;0)" office:value-type="boolean" office:boolean-value="true" calcext:value-type="boolean">
            <text:p>TRUE</text:p>
          </table:table-cell>
          <table:table-cell table:style-name="ce5" table:formula="of:=IF(AND([.G12]=0;[.G13]=0);1;0)" office:value-type="boolean" office:boolean-value="true" calcext:value-type="boolean">
            <text:p>TRUE</text:p>
          </table:table-cell>
          <table:table-cell table:style-name="ce5" table:formula="of:=IF(AND([.H12]=0;[.H13]=0);1;0)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Default" table:formula="of:=IF([.B9]&lt;0;IF([.B9]&lt;-3000;-3000;[.B9]);0)" office:value-type="float" office:value="0" calcext:value-type="float">
            <text:p>0</text:p>
          </table:table-cell>
          <table:table-cell table:style-name="ce6" table:formula="of:=IF([.C9]&lt;0;IF([.C9]&lt;-3000;-3000;[.C9]);0)" office:value-type="currency" office:currency="USD" office:value="-2400" calcext:value-type="currency">
            <text:p>-$2,400.00</text:p>
          </table:table-cell>
          <table:table-cell table:style-name="ce6" table:formula="of:=IF([.D9]&lt;0;IF([.D9]&lt;-3000;-3000;[.D9]);0)" office:value-type="currency" office:currency="USD" office:value="-3000" calcext:value-type="currency">
            <text:p>-$3,000.00</text:p>
          </table:table-cell>
          <table:table-cell table:style-name="ce6" table:formula="of:=IF([.E9]&lt;0;IF([.E9]&lt;-3000;-3000;[.E9]);0)" office:value-type="currency" office:currency="USD" office:value="0" calcext:value-type="currency">
            <text:p>$0.00</text:p>
          </table:table-cell>
          <table:table-cell table:style-name="ce6" table:formula="of:=IF([.F9]&lt;0;IF([.F9]&lt;-3000;-3000;[.F9]);0)" office:value-type="currency" office:currency="USD" office:value="0" calcext:value-type="currency">
            <text:p>$0.00</text:p>
          </table:table-cell>
          <table:table-cell table:style-name="ce6" table:formula="of:=IF([.G9]&lt;0;IF([.G9]&lt;-3000;-3000;[.G9]);0)" office:value-type="currency" office:currency="USD" office:value="-3000" calcext:value-type="currency">
            <text:p>-$3,000.00</text:p>
          </table:table-cell>
          <table:table-cell table:style-name="ce6" table:formula="of:=IF([.H9]&lt;0;IF([.H9]&lt;-3000;-3000;[.H9]);0)" office:value-type="currency" office:currency="USD" office:value="-3000" calcext:value-type="currency">
            <text:p>-$3,000.00</text:p>
          </table:table-cell>
          <table:table-cell table:number-columns-repeated="1637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 table:style-name="ce5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Default"/>
          <table:table-cell table:style-name="ce2" table:number-columns-repeated="6"/>
          <table:table-cell table:number-columns-repeated="16376"/>
        </table:table-row>
        <table:table-row table:style-name="ro1" table:number-rows-repeated="2">
          <table:table-cell table:style-name="ce2" table:number-columns-repeated="8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B1]&amp;&quot;, &quot;&amp;[.B2]&amp;&quot;, &quot;&amp;[.B3]&amp;&quot;, &quot;&amp;IF([.B4]=1;&quot;true&quot;;&quot;false&quot;)&amp;&quot;, &quot;&amp;IF([.B5]=1;&quot;true&quot;;&quot;false&quot;)&amp;&quot;)] &quot;&amp;[.B6]" office:value-type="string" office:string-value="[InlineData(1000, 20000, 21000, true, false)] // both positive" calcext:value-type="string">
            <text:p>[InlineData(1000, 20000, 21000, true, false)] // both positive</text:p>
          </table:table-cell>
          <table:table-cell table:style-name="Default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C1]&amp;&quot;, &quot;&amp;[.C2]&amp;&quot;, &quot;&amp;[.C3]&amp;&quot;, &quot;&amp;IF([.C4]=1;&quot;true&quot;;&quot;false&quot;)&amp;&quot;, &quot;&amp;IF([.C5]=1;&quot;true&quot;;&quot;false&quot;)&amp;&quot;)] &quot;&amp;[.C6]" office:value-type="string" office:string-value="[InlineData(-900, -1500, -2400, true, false)] // both small losses" calcext:value-type="string">
            <text:p>[InlineData(-900, -1500, -2400, true, false)] // both small losse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D1]&amp;&quot;, &quot;&amp;[.D2]&amp;&quot;, &quot;&amp;[.D3]&amp;&quot;, &quot;&amp;IF([.D4]=1;&quot;true&quot;;&quot;false&quot;)&amp;&quot;, &quot;&amp;IF([.D5]=1;&quot;true&quot;;&quot;false&quot;)&amp;&quot;)] &quot;&amp;[.D6]" office:value-type="string" office:string-value="[InlineData(-3000, -4000, -3000, true, false)] // both big losses" calcext:value-type="string">
            <text:p>[InlineData(-3000, -4000, -3000, true, false)] // both big losse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E1]&amp;&quot;, &quot;&amp;[.E2]&amp;&quot;, &quot;&amp;[.E3]&amp;&quot;, &quot;&amp;IF([.E4]=1;&quot;true&quot;;&quot;false&quot;)&amp;&quot;, &quot;&amp;IF([.E5]=1;&quot;true&quot;;&quot;false&quot;)&amp;&quot;)] &quot;&amp;[.E6]" office:value-type="string" office:string-value="[InlineData(-900, 10000, 9100, true, false)] // short loss, long gain, overall gain" calcext:value-type="string">
            <text:p>[InlineData(-900, 10000, 9100, true, false)] // short loss, long gain, overall gain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F1]&amp;&quot;, &quot;&amp;[.F2]&amp;&quot;, &quot;&amp;[.F3]&amp;&quot;, &quot;&amp;IF([.F4]=1;&quot;true&quot;;&quot;false&quot;)&amp;&quot;, &quot;&amp;IF([.F5]=1;&quot;true&quot;;&quot;false&quot;)&amp;&quot;)] &quot;&amp;[.F6]" office:value-type="string" office:string-value="[InlineData(10000, -900, 9100, true, false)] // short gain, long loss, overall gain" calcext:value-type="string">
            <text:p>[InlineData(10000, -900, 9100, true, false)] // short gain, long loss, overall gain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G1]&amp;&quot;, &quot;&amp;[.G2]&amp;&quot;, &quot;&amp;[.G3]&amp;&quot;, &quot;&amp;IF([.G4]=1;&quot;true&quot;;&quot;false&quot;)&amp;&quot;, &quot;&amp;IF([.G5]=1;&quot;true&quot;;&quot;false&quot;)&amp;&quot;)] &quot;&amp;[.G6]" office:value-type="string" office:string-value="[InlineData(-9000, 1000, -3000, true, false)] // short loss, long gain, overall loss" calcext:value-type="string">
            <text:p>[InlineData(-9000, 1000, -3000, true, false)] // short loss, long gain, overall los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/>
          <table:table-cell table:style-name="ce8" table:formula="of:=&quot;[InlineData(&quot;&amp;[.H1]&amp;&quot;, &quot;&amp;[.H2]&amp;&quot;, &quot;&amp;[.H3]&amp;&quot;, &quot;&amp;IF([.H4]=1;&quot;true&quot;;&quot;false&quot;)&amp;&quot;, &quot;&amp;IF([.H5]=1;&quot;true&quot;;&quot;false&quot;)&amp;&quot;)] &quot;&amp;[.H6]" office:value-type="string" office:string-value="[InlineData(1000, -9000, -3000, true, false)] // short gain, long loss, overall loss" calcext:value-type="string">
            <text:p>[InlineData(1000, -9000, -3000, true, false)] // short gain, long loss, overall loss</text:p>
          </table:table-cell>
          <table:table-cell table:number-columns-repeated="16382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dTaxComputationWorksheet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16357" table:default-cell-style-name="ce6"/>
        <table:table-row table:style-name="ro1">
          <table:table-cell table:number-columns-repeated="3"/>
          <table:table-cell table:style-name="ce9" office:value-type="string" calcext:value-type="string" table:number-columns-spanned="5" table:number-rows-spanned="1">
            <text:p>Bracket 1</text:p>
          </table:table-cell>
          <table:covered-table-cell table:number-columns-repeated="4"/>
          <table:table-cell/>
          <table:table-cell table:style-name="ce9" office:value-type="string" calcext:value-type="string" table:number-columns-spanned="5" table:number-rows-spanned="1">
            <text:p>Bracket 2</text:p>
          </table:table-cell>
          <table:covered-table-cell table:number-columns-repeated="4"/>
          <table:table-cell/>
          <table:table-cell table:style-name="ce9" office:value-type="string" calcext:value-type="string" table:number-columns-spanned="5" table:number-rows-spanned="1">
            <text:p>Bracket 3</text:p>
          </table:table-cell>
          <table:covered-table-cell table:number-columns-repeated="4"/>
          <table:table-cell/>
          <table:table-cell table:style-name="ce9" office:value-type="string" calcext:value-type="string" table:number-columns-spanned="5" table:number-rows-spanned="1">
            <text:p>Bracket 4</text:p>
          </table:table-cell>
          <table:covered-table-cell table:number-columns-repeated="4"/>
          <table:table-cell/>
          <table:table-cell table:style-name="ce9" office:value-type="string" calcext:value-type="string" table:number-columns-spanned="5" table:number-rows-spanned="1">
            <text:p>Bracket 5</text:p>
          </table:table-cell>
          <table:covered-table-cell table:number-columns-repeated="4"/>
          <table:table-cell table:number-columns-repeated="16352"/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expected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 table:number-columns-repeated="16352"/>
        </table:table-row>
        <table:table-row table:style-name="ro1">
          <table:table-cell office:value-type="currency" office:currency="USD" office:value="100000" calcext:value-type="currency">
            <text:p>$100,000.00</text:p>
          </table:table-cell>
          <table:table-cell table:formula="of:=ROUND([.H3]+[.N3]+[.T3]+[.Z3]+[.AF3];2)" office:value-type="currency" office:currency="USD" office:value="12106" calcext:value-type="currency">
            <text:p>$12,1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3]&gt;=[.D3];[.$A3]&lt;=[.E3]);([.$A3]*[.F3])-[.G3];0)" office:value-type="currency" office:currency="USD" office:value="12106" calcext:value-type="currency">
            <text:p>$12,106.00</text:p>
          </table:table-cell>
          <table:table-cell/>
          <table:table-cell table:formula="of:=[.E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3]&gt;[.J3];[.$A3]&lt;=[.K3]);([.$A3]*[.L3])-[.M3];0)" office:value-type="currency" office:currency="USD" office:value="0" calcext:value-type="currency">
            <text:p>$0.00</text:p>
          </table:table-cell>
          <table:table-cell/>
          <table:table-cell table:formula="of:=[.K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3]&gt;[.P3];[.$A3]&lt;=[.Q3]);([.$A3]*[.R3])-[.S3];0)" office:value-type="currency" office:currency="USD" office:value="0" calcext:value-type="currency">
            <text:p>$0.00</text:p>
          </table:table-cell>
          <table:table-cell/>
          <table:table-cell table:formula="of:=[.Q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3]&gt;[.V3];[.$A3]&lt;=[.W3]);([.$A3]*[.X3])-[.Y3];0)" office:value-type="currency" office:currency="USD" office:value="0" calcext:value-type="currency">
            <text:p>$0.00</text:p>
          </table:table-cell>
          <table:table-cell/>
          <table:table-cell table:formula="of:=[.W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3]&gt;[.AB3];[.$A3]&lt;=[.AC3]);([.$A3]*[.AD3])-[.AE3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3]*1.25;2)" office:value-type="currency" office:currency="USD" office:value="125000" calcext:value-type="currency">
            <text:p>$125,000.00</text:p>
          </table:table-cell>
          <table:table-cell table:formula="of:=ROUND([.H4]+[.N4]+[.T4]+[.Z4]+[.AF4];2)" office:value-type="currency" office:currency="USD" office:value="17606" calcext:value-type="currency">
            <text:p>$17,6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]&gt;=[.D4];[.$A4]&lt;=[.E4]);([.$A4]*[.F4])-[.G4];0)" office:value-type="currency" office:currency="USD" office:value="17606" calcext:value-type="currency">
            <text:p>$17,606.00</text:p>
          </table:table-cell>
          <table:table-cell/>
          <table:table-cell table:formula="of:=[.E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]&gt;[.J4];[.$A4]&lt;=[.K4]);([.$A4]*[.L4])-[.M4];0)" office:value-type="currency" office:currency="USD" office:value="0" calcext:value-type="currency">
            <text:p>$0.00</text:p>
          </table:table-cell>
          <table:table-cell/>
          <table:table-cell table:formula="of:=[.K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]&gt;[.P4];[.$A4]&lt;=[.Q4]);([.$A4]*[.R4])-[.S4];0)" office:value-type="currency" office:currency="USD" office:value="0" calcext:value-type="currency">
            <text:p>$0.00</text:p>
          </table:table-cell>
          <table:table-cell/>
          <table:table-cell table:formula="of:=[.Q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]&gt;[.V4];[.$A4]&lt;=[.W4]);([.$A4]*[.X4])-[.Y4];0)" office:value-type="currency" office:currency="USD" office:value="0" calcext:value-type="currency">
            <text:p>$0.00</text:p>
          </table:table-cell>
          <table:table-cell/>
          <table:table-cell table:formula="of:=[.W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]&gt;[.AB4];[.$A4]&lt;=[.AC4]);([.$A4]*[.AD4])-[.AE4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4]*1.25;2)" office:value-type="currency" office:currency="USD" office:value="156250" calcext:value-type="currency">
            <text:p>$156,250.00</text:p>
          </table:table-cell>
          <table:table-cell table:formula="of:=ROUND([.H5]+[.N5]+[.T5]+[.Z5]+[.AF5];2)" office:value-type="currency" office:currency="USD" office:value="24481" calcext:value-type="currency">
            <text:p>$24,481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]&gt;=[.D5];[.$A5]&lt;=[.E5]);([.$A5]*[.F5])-[.G5];0)" office:value-type="currency" office:currency="USD" office:value="24481" calcext:value-type="currency">
            <text:p>$24,481.00</text:p>
          </table:table-cell>
          <table:table-cell/>
          <table:table-cell table:formula="of:=[.E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]&gt;[.J5];[.$A5]&lt;=[.K5]);([.$A5]*[.L5])-[.M5];0)" office:value-type="currency" office:currency="USD" office:value="0" calcext:value-type="currency">
            <text:p>$0.00</text:p>
          </table:table-cell>
          <table:table-cell/>
          <table:table-cell table:formula="of:=[.K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]&gt;[.P5];[.$A5]&lt;=[.Q5]);([.$A5]*[.R5])-[.S5];0)" office:value-type="currency" office:currency="USD" office:value="0" calcext:value-type="currency">
            <text:p>$0.00</text:p>
          </table:table-cell>
          <table:table-cell/>
          <table:table-cell table:formula="of:=[.Q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]&gt;[.V5];[.$A5]&lt;=[.W5]);([.$A5]*[.X5])-[.Y5];0)" office:value-type="currency" office:currency="USD" office:value="0" calcext:value-type="currency">
            <text:p>$0.00</text:p>
          </table:table-cell>
          <table:table-cell/>
          <table:table-cell table:formula="of:=[.W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]&gt;[.AB5];[.$A5]&lt;=[.AC5]);([.$A5]*[.AD5])-[.AE5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5]*1.25;2)" office:value-type="currency" office:currency="USD" office:value="195312.5" calcext:value-type="currency">
            <text:p>$195,312.50</text:p>
          </table:table-cell>
          <table:table-cell table:formula="of:=ROUND([.H6]+[.N6]+[.T6]+[.Z6]+[.AF6];2)" office:value-type="currency" office:currency="USD" office:value="33074.75" calcext:value-type="currency">
            <text:p>$33,074.75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]&gt;=[.D6];[.$A6]&lt;=[.E6]);([.$A6]*[.F6])-[.G6];0)" office:value-type="currency" office:currency="USD" office:value="33074.75" calcext:value-type="currency">
            <text:p>$33,074.75</text:p>
          </table:table-cell>
          <table:table-cell/>
          <table:table-cell table:formula="of:=[.E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]&gt;[.J6];[.$A6]&lt;=[.K6]);([.$A6]*[.L6])-[.M6];0)" office:value-type="currency" office:currency="USD" office:value="0" calcext:value-type="currency">
            <text:p>$0.00</text:p>
          </table:table-cell>
          <table:table-cell/>
          <table:table-cell table:formula="of:=[.K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]&gt;[.P6];[.$A6]&lt;=[.Q6]);([.$A6]*[.R6])-[.S6];0)" office:value-type="currency" office:currency="USD" office:value="0" calcext:value-type="currency">
            <text:p>$0.00</text:p>
          </table:table-cell>
          <table:table-cell/>
          <table:table-cell table:formula="of:=[.Q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]&gt;[.V6];[.$A6]&lt;=[.W6]);([.$A6]*[.X6])-[.Y6];0)" office:value-type="currency" office:currency="USD" office:value="0" calcext:value-type="currency">
            <text:p>$0.00</text:p>
          </table:table-cell>
          <table:table-cell/>
          <table:table-cell table:formula="of:=[.W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]&gt;[.AB6];[.$A6]&lt;=[.AC6]);([.$A6]*[.AD6])-[.AE6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6]*1.25;2)" office:value-type="currency" office:currency="USD" office:value="244140.63" calcext:value-type="currency">
            <text:p>$244,140.63</text:p>
          </table:table-cell>
          <table:table-cell table:formula="of:=ROUND([.H7]+[.N7]+[.T7]+[.Z7]+[.AF7];2)" office:value-type="currency" office:currency="USD" office:value="44678.75" calcext:value-type="currency">
            <text:p>$44,678.75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]&gt;=[.D7];[.$A7]&lt;=[.E7]);([.$A7]*[.F7])-[.G7];0)" office:value-type="currency" office:currency="USD" office:value="0" calcext:value-type="currency">
            <text:p>$0.00</text:p>
          </table:table-cell>
          <table:table-cell/>
          <table:table-cell table:formula="of:=[.E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]&gt;[.J7];[.$A7]&lt;=[.K7]);([.$A7]*[.L7])-[.M7];0)" office:value-type="currency" office:currency="USD" office:value="44678.7512" calcext:value-type="currency">
            <text:p>$44,678.75</text:p>
          </table:table-cell>
          <table:table-cell/>
          <table:table-cell table:formula="of:=[.K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]&gt;[.P7];[.$A7]&lt;=[.Q7]);([.$A7]*[.R7])-[.S7];0)" office:value-type="currency" office:currency="USD" office:value="0" calcext:value-type="currency">
            <text:p>$0.00</text:p>
          </table:table-cell>
          <table:table-cell/>
          <table:table-cell table:formula="of:=[.Q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]&gt;[.V7];[.$A7]&lt;=[.W7]);([.$A7]*[.X7])-[.Y7];0)" office:value-type="currency" office:currency="USD" office:value="0" calcext:value-type="currency">
            <text:p>$0.00</text:p>
          </table:table-cell>
          <table:table-cell/>
          <table:table-cell table:formula="of:=[.W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]&gt;[.AB7];[.$A7]&lt;=[.AC7]);([.$A7]*[.AD7])-[.AE7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7]*1.25;2)" office:value-type="currency" office:currency="USD" office:value="305175.79" calcext:value-type="currency">
            <text:p>$305,175.79</text:p>
          </table:table-cell>
          <table:table-cell table:formula="of:=ROUND([.H8]+[.N8]+[.T8]+[.Z8]+[.AF8];2)" office:value-type="currency" office:currency="USD" office:value="59327.19" calcext:value-type="currency">
            <text:p>$59,327.19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8]&gt;=[.D8];[.$A8]&lt;=[.E8]);([.$A8]*[.F8])-[.G8];0)" office:value-type="currency" office:currency="USD" office:value="0" calcext:value-type="currency">
            <text:p>$0.00</text:p>
          </table:table-cell>
          <table:table-cell/>
          <table:table-cell table:formula="of:=[.E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8]&gt;[.J8];[.$A8]&lt;=[.K8]);([.$A8]*[.L8])-[.M8];0)" office:value-type="currency" office:currency="USD" office:value="59327.1896" calcext:value-type="currency">
            <text:p>$59,327.19</text:p>
          </table:table-cell>
          <table:table-cell/>
          <table:table-cell table:formula="of:=[.K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8]&gt;[.P8];[.$A8]&lt;=[.Q8]);([.$A8]*[.R8])-[.S8];0)" office:value-type="currency" office:currency="USD" office:value="0" calcext:value-type="currency">
            <text:p>$0.00</text:p>
          </table:table-cell>
          <table:table-cell/>
          <table:table-cell table:formula="of:=[.Q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8]&gt;[.V8];[.$A8]&lt;=[.W8]);([.$A8]*[.X8])-[.Y8];0)" office:value-type="currency" office:currency="USD" office:value="0" calcext:value-type="currency">
            <text:p>$0.00</text:p>
          </table:table-cell>
          <table:table-cell/>
          <table:table-cell table:formula="of:=[.W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8]&gt;[.AB8];[.$A8]&lt;=[.AC8]);([.$A8]*[.AD8])-[.AE8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8]*1.25;2)" office:value-type="currency" office:currency="USD" office:value="381469.74" calcext:value-type="currency">
            <text:p>$381,469.74</text:p>
          </table:table-cell>
          <table:table-cell table:formula="of:=ROUND([.H9]+[.N9]+[.T9]+[.Z9]+[.AF9];2)" office:value-type="currency" office:currency="USD" office:value="77637.74" calcext:value-type="currency">
            <text:p>$77,637.74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9]&gt;=[.D9];[.$A9]&lt;=[.E9]);([.$A9]*[.F9])-[.G9];0)" office:value-type="currency" office:currency="USD" office:value="0" calcext:value-type="currency">
            <text:p>$0.00</text:p>
          </table:table-cell>
          <table:table-cell/>
          <table:table-cell table:formula="of:=[.E9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9]&gt;[.J9];[.$A9]&lt;=[.K9]);([.$A9]*[.L9])-[.M9];0)" office:value-type="currency" office:currency="USD" office:value="77637.7376" calcext:value-type="currency">
            <text:p>$77,637.74</text:p>
          </table:table-cell>
          <table:table-cell/>
          <table:table-cell table:formula="of:=[.K9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9]&gt;[.P9];[.$A9]&lt;=[.Q9]);([.$A9]*[.R9])-[.S9];0)" office:value-type="currency" office:currency="USD" office:value="0" calcext:value-type="currency">
            <text:p>$0.00</text:p>
          </table:table-cell>
          <table:table-cell/>
          <table:table-cell table:formula="of:=[.Q9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9]&gt;[.V9];[.$A9]&lt;=[.W9]);([.$A9]*[.X9])-[.Y9];0)" office:value-type="currency" office:currency="USD" office:value="0" calcext:value-type="currency">
            <text:p>$0.00</text:p>
          </table:table-cell>
          <table:table-cell/>
          <table:table-cell table:formula="of:=[.W9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9]&gt;[.AB9];[.$A9]&lt;=[.AC9]);([.$A9]*[.AD9])-[.AE9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9]*1.25;2)" office:value-type="currency" office:currency="USD" office:value="476837.18" calcext:value-type="currency">
            <text:p>$476,837.18</text:p>
          </table:table-cell>
          <table:table-cell table:formula="of:=ROUND([.H10]+[.N10]+[.T10]+[.Z10]+[.AF10];2)" office:value-type="currency" office:currency="USD" office:value="107960.9" calcext:value-type="currency">
            <text:p>$107,960.9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0]&gt;=[.D10];[.$A10]&lt;=[.E10]);([.$A10]*[.F10])-[.G10];0)" office:value-type="currency" office:currency="USD" office:value="0" calcext:value-type="currency">
            <text:p>$0.00</text:p>
          </table:table-cell>
          <table:table-cell/>
          <table:table-cell table:formula="of:=[.E1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0]&gt;[.J10];[.$A10]&lt;=[.K10]);([.$A10]*[.L10])-[.M10];0)" office:value-type="currency" office:currency="USD" office:value="0" calcext:value-type="currency">
            <text:p>$0.00</text:p>
          </table:table-cell>
          <table:table-cell/>
          <table:table-cell table:formula="of:=[.K1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0]&gt;[.P10];[.$A10]&lt;=[.Q10]);([.$A10]*[.R10])-[.S10];0)" office:value-type="currency" office:currency="USD" office:value="107960.8976" calcext:value-type="currency">
            <text:p>$107,960.90</text:p>
          </table:table-cell>
          <table:table-cell/>
          <table:table-cell table:formula="of:=[.Q1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0]&gt;[.V10];[.$A10]&lt;=[.W10]);([.$A10]*[.X10])-[.Y10];0)" office:value-type="currency" office:currency="USD" office:value="0" calcext:value-type="currency">
            <text:p>$0.00</text:p>
          </table:table-cell>
          <table:table-cell/>
          <table:table-cell table:formula="of:=[.W1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0]&gt;[.AB10];[.$A10]&lt;=[.AC10]);([.$A10]*[.AD10])-[.AE10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10]*1.25;2)" office:value-type="currency" office:currency="USD" office:value="596046.48" calcext:value-type="currency">
            <text:p>$596,046.48</text:p>
          </table:table-cell>
          <table:table-cell table:formula="of:=ROUND([.H11]+[.N11]+[.T11]+[.Z11]+[.AF11];2)" office:value-type="currency" office:currency="USD" office:value="149365.77" calcext:value-type="currency">
            <text:p>$149,365.77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1]&gt;=[.D11];[.$A11]&lt;=[.E11]);([.$A11]*[.F11])-[.G11];0)" office:value-type="currency" office:currency="USD" office:value="0" calcext:value-type="currency">
            <text:p>$0.00</text:p>
          </table:table-cell>
          <table:table-cell/>
          <table:table-cell table:formula="of:=[.E1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1]&gt;[.J11];[.$A11]&lt;=[.K11]);([.$A11]*[.L11])-[.M11];0)" office:value-type="currency" office:currency="USD" office:value="0" calcext:value-type="currency">
            <text:p>$0.00</text:p>
          </table:table-cell>
          <table:table-cell/>
          <table:table-cell table:formula="of:=[.K1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1]&gt;[.P11];[.$A11]&lt;=[.Q11]);([.$A11]*[.R11])-[.S11];0)" office:value-type="currency" office:currency="USD" office:value="0" calcext:value-type="currency">
            <text:p>$0.00</text:p>
          </table:table-cell>
          <table:table-cell/>
          <table:table-cell table:formula="of:=[.Q1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1]&gt;[.V11];[.$A11]&lt;=[.W11]);([.$A11]*[.X11])-[.Y11];0)" office:value-type="currency" office:currency="USD" office:value="149365.768" calcext:value-type="currency">
            <text:p>$149,365.77</text:p>
          </table:table-cell>
          <table:table-cell/>
          <table:table-cell table:formula="of:=[.W1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1]&gt;[.AB11];[.$A11]&lt;=[.AC11]);([.$A11]*[.AD11])-[.AE11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11]*1.25;2)" office:value-type="currency" office:currency="USD" office:value="745058.1" calcext:value-type="currency">
            <text:p>$745,058.10</text:p>
          </table:table-cell>
          <table:table-cell table:formula="of:=ROUND([.H12]+[.N12]+[.T12]+[.Z12]+[.AF12];2)" office:value-type="currency" office:currency="USD" office:value="201797" calcext:value-type="currency">
            <text:p>$201,797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2]&gt;=[.D12];[.$A12]&lt;=[.E12]);([.$A12]*[.F12])-[.G12];0)" office:value-type="currency" office:currency="USD" office:value="0" calcext:value-type="currency">
            <text:p>$0.00</text:p>
          </table:table-cell>
          <table:table-cell/>
          <table:table-cell table:formula="of:=[.E1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2]&gt;[.J12];[.$A12]&lt;=[.K12]);([.$A12]*[.L12])-[.M12];0)" office:value-type="currency" office:currency="USD" office:value="0" calcext:value-type="currency">
            <text:p>$0.00</text:p>
          </table:table-cell>
          <table:table-cell/>
          <table:table-cell table:formula="of:=[.K1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2]&gt;[.P12];[.$A12]&lt;=[.Q12]);([.$A12]*[.R12])-[.S12];0)" office:value-type="currency" office:currency="USD" office:value="0" calcext:value-type="currency">
            <text:p>$0.00</text:p>
          </table:table-cell>
          <table:table-cell/>
          <table:table-cell table:formula="of:=[.Q1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2]&gt;[.V12];[.$A12]&lt;=[.W12]);([.$A12]*[.X12])-[.Y12];0)" office:value-type="currency" office:currency="USD" office:value="0" calcext:value-type="currency">
            <text:p>$0.00</text:p>
          </table:table-cell>
          <table:table-cell/>
          <table:table-cell table:formula="of:=[.W1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2]&gt;[.AB12];[.$A12]&lt;=[.AC12]);([.$A12]*[.AD12])-[.AE12];0)" office:value-type="currency" office:currency="USD" office:value="201796.997" calcext:value-type="currency">
            <text:p>$201,797.00</text:p>
          </table:table-cell>
          <table:table-cell table:number-columns-repeated="16352"/>
        </table:table-row>
        <table:table-row table:style-name="ro1">
          <table:table-cell table:formula="of:=ROUND([.A12]*1.25;2)" office:value-type="currency" office:currency="USD" office:value="931322.63" calcext:value-type="currency">
            <text:p>$931,322.63</text:p>
          </table:table-cell>
          <table:table-cell table:formula="of:=ROUND([.H13]+[.N13]+[.T13]+[.Z13]+[.AF13];2)" office:value-type="currency" office:currency="USD" office:value="270714.87" calcext:value-type="currency">
            <text:p>$270,714.87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3]&gt;=[.D13];[.$A13]&lt;=[.E13]);([.$A13]*[.F13])-[.G13];0)" office:value-type="currency" office:currency="USD" office:value="0" calcext:value-type="currency">
            <text:p>$0.00</text:p>
          </table:table-cell>
          <table:table-cell/>
          <table:table-cell table:formula="of:=[.E1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3]&gt;[.J13];[.$A13]&lt;=[.K13]);([.$A13]*[.L13])-[.M13];0)" office:value-type="currency" office:currency="USD" office:value="0" calcext:value-type="currency">
            <text:p>$0.00</text:p>
          </table:table-cell>
          <table:table-cell/>
          <table:table-cell table:formula="of:=[.K1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3]&gt;[.P13];[.$A13]&lt;=[.Q13]);([.$A13]*[.R13])-[.S13];0)" office:value-type="currency" office:currency="USD" office:value="0" calcext:value-type="currency">
            <text:p>$0.00</text:p>
          </table:table-cell>
          <table:table-cell/>
          <table:table-cell table:formula="of:=[.Q1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3]&gt;[.V13];[.$A13]&lt;=[.W13]);([.$A13]*[.X13])-[.Y13];0)" office:value-type="currency" office:currency="USD" office:value="0" calcext:value-type="currency">
            <text:p>$0.00</text:p>
          </table:table-cell>
          <table:table-cell/>
          <table:table-cell table:formula="of:=[.W1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3]&gt;[.AB13];[.$A13]&lt;=[.AC13]);([.$A13]*[.AD13])-[.AE13];0)" office:value-type="currency" office:currency="USD" office:value="270714.8731" calcext:value-type="currency">
            <text:p>$270,714.87</text:p>
          </table:table-cell>
          <table:table-cell table:number-columns-repeated="16352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formula="of:=&quot;[InlineData(&quot;&amp;[.A3]&amp;&quot;, &quot;&amp;[.B3]&amp;&quot;)]&quot;" office:value-type="string" office:string-value="[InlineData(100000, 12106)]" calcext:value-type="string">
            <text:p>[InlineData(100000, 12106)]</text:p>
          </table:table-cell>
          <table:table-cell table:number-columns-repeated="16383"/>
        </table:table-row>
        <table:table-row table:style-name="ro1">
          <table:table-cell table:formula="of:=&quot;[InlineData(&quot;&amp;[.A4]&amp;&quot;, &quot;&amp;[.B4]&amp;&quot;)]&quot;" office:value-type="string" office:string-value="[InlineData(125000, 17606)]" calcext:value-type="string">
            <text:p>[InlineData(125000, 17606)]</text:p>
          </table:table-cell>
          <table:table-cell table:number-columns-repeated="16383"/>
        </table:table-row>
        <table:table-row table:style-name="ro1">
          <table:table-cell table:formula="of:=&quot;[InlineData(&quot;&amp;[.A5]&amp;&quot;, &quot;&amp;[.B5]&amp;&quot;)]&quot;" office:value-type="string" office:string-value="[InlineData(156250, 24481)]" calcext:value-type="string">
            <text:p>[InlineData(156250, 24481)]</text:p>
          </table:table-cell>
          <table:table-cell table:number-columns-repeated="16383"/>
        </table:table-row>
        <table:table-row table:style-name="ro1">
          <table:table-cell table:formula="of:=&quot;[InlineData(&quot;&amp;[.A6]&amp;&quot;, &quot;&amp;[.B6]&amp;&quot;)]&quot;" office:value-type="string" office:string-value="[InlineData(195312.5, 33074.75)]" calcext:value-type="string">
            <text:p>[InlineData(195312.5, 33074.75)]</text:p>
          </table:table-cell>
          <table:table-cell table:number-columns-repeated="16383"/>
        </table:table-row>
        <table:table-row table:style-name="ro1">
          <table:table-cell table:formula="of:=&quot;[InlineData(&quot;&amp;[.A7]&amp;&quot;, &quot;&amp;[.B7]&amp;&quot;)]&quot;" office:value-type="string" office:string-value="[InlineData(244140.63, 44678.75)]" calcext:value-type="string">
            <text:p>[InlineData(244140.63, 44678.75)]</text:p>
          </table:table-cell>
          <table:table-cell table:number-columns-repeated="16383"/>
        </table:table-row>
        <table:table-row table:style-name="ro1">
          <table:table-cell table:formula="of:=&quot;[InlineData(&quot;&amp;[.A8]&amp;&quot;, &quot;&amp;[.B8]&amp;&quot;)]&quot;" office:value-type="string" office:string-value="[InlineData(305175.79, 59327.19)]" calcext:value-type="string">
            <text:p>[InlineData(305175.79, 59327.19)]</text:p>
          </table:table-cell>
          <table:table-cell table:number-columns-repeated="16383"/>
        </table:table-row>
        <table:table-row table:style-name="ro1">
          <table:table-cell table:formula="of:=&quot;[InlineData(&quot;&amp;[.A9]&amp;&quot;, &quot;&amp;[.B9]&amp;&quot;)]&quot;" office:value-type="string" office:string-value="[InlineData(381469.74, 77637.74)]" calcext:value-type="string">
            <text:p>[InlineData(381469.74, 77637.74)]</text:p>
          </table:table-cell>
          <table:table-cell table:number-columns-repeated="16383"/>
        </table:table-row>
        <table:table-row table:style-name="ro1">
          <table:table-cell table:formula="of:=&quot;[InlineData(&quot;&amp;[.A10]&amp;&quot;, &quot;&amp;[.B10]&amp;&quot;)]&quot;" office:value-type="string" office:string-value="[InlineData(476837.18, 107960.9)]" calcext:value-type="string">
            <text:p>[InlineData(476837.18, 107960.9)]</text:p>
          </table:table-cell>
          <table:table-cell table:number-columns-repeated="16383"/>
        </table:table-row>
        <table:table-row table:style-name="ro1">
          <table:table-cell table:formula="of:=&quot;[InlineData(&quot;&amp;[.A11]&amp;&quot;, &quot;&amp;[.B11]&amp;&quot;)]&quot;" office:value-type="string" office:string-value="[InlineData(596046.48, 149365.77)]" calcext:value-type="string">
            <text:p>[InlineData(596046.48, 149365.77)]</text:p>
          </table:table-cell>
          <table:table-cell table:number-columns-repeated="16383"/>
        </table:table-row>
        <table:table-row table:style-name="ro1">
          <table:table-cell table:formula="of:=&quot;[InlineData(&quot;&amp;[.A12]&amp;&quot;, &quot;&amp;[.B12]&amp;&quot;)]&quot;" office:value-type="string" office:string-value="[InlineData(745058.1, 201797)]" calcext:value-type="string">
            <text:p>[InlineData(745058.1, 201797)]</text:p>
          </table:table-cell>
          <table:table-cell table:number-columns-repeated="16383"/>
        </table:table-row>
        <table:table-row table:style-name="ro1">
          <table:table-cell table:formula="of:=&quot;[InlineData(&quot;&amp;[.A13]&amp;&quot;, &quot;&amp;[.B13]&amp;&quot;)]&quot;" office:value-type="string" office:string-value="[InlineData(931322.63, 270714.87)]" calcext:value-type="string">
            <text:p>[InlineData(931322.63, 270714.87)]</text:p>
          </table:table-cell>
          <table:table-cell table:number-columns-repeated="16383"/>
        </table:table-row>
        <table:table-row table:style-name="ro1">
          <table:table-cell table:formula="of:=&quot;[InlineData(&quot;&amp;[.A14]&amp;&quot;, &quot;&amp;[.B14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5]&amp;&quot;, &quot;&amp;[.B15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6]&amp;&quot;, &quot;&amp;[.B16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7]&amp;&quot;, &quot;&amp;[.B17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8]&amp;&quot;, &quot;&amp;[.B18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9]&amp;&quot;, &quot;&amp;[.B19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orthCarolinaTaxLiability" table:style-name="ta1">
        <table:table-column table:style-name="co1" table:default-cell-style-name="ce3"/>
        <table:table-column table:style-name="co3" table:default-cell-style-name="ce3"/>
        <table:table-column table:style-name="co1" table:number-columns-repeated="16382" table:default-cell-style-name="ce3"/>
        <table:table-row table:style-name="ro1">
          <table:table-cell office:value-type="string" calcext:value-type="string">
            <text:p>earned income</text:p>
          </table:table-cell>
          <table:table-cell office:value-type="string" calcext:value-type="string">
            <text:p>total capital gains</text:p>
          </table:table-cell>
          <table:table-cell office:value-type="string" calcext:value-type="string">
            <text:p>expectation</text:p>
          </table:table-cell>
          <table:table-cell table:number-columns-repeated="16381"/>
        </table:table-row>
        <table:table-row table:style-name="ro1">
          <table:table-cell table:number-columns-repeated="2" table:style-name="ce10" office:value-type="currency" office:currency="USD" office:value="10000" calcext:value-type="currency">
            <text:p>$10,000.00</text:p>
          </table:table-cell>
          <table:table-cell table:style-name="ce10" table:formula="of:=ROUND(0.0399*([.A2]+[.B2]);2)" office:value-type="currency" office:currency="USD" office:value="798" calcext:value-type="currency">
            <text:p>$798.00</text:p>
          </table:table-cell>
          <table:table-cell table:style-name="Default"/>
          <table:table-cell table:formula="of:=&quot;[InlineData(&quot;&amp;[.A2]&amp;&quot;, &quot;&amp;[.B2]&amp;&quot;, &quot;&amp;[.C2]&amp;&quot;)]&quot;" office:value-type="string" office:string-value="[InlineData(10000, 10000, 798)]" calcext:value-type="string">
            <text:p>[InlineData(10000, 10000, 798)]</text:p>
          </table:table-cell>
          <table:table-cell table:number-columns-repeated="16379"/>
        </table:table-row>
        <table:table-row table:style-name="ro1">
          <table:table-cell table:style-name="ce10" table:formula="of:=[.A2]+([.A2]*1.5)" office:value-type="currency" office:currency="USD" office:value="25000" calcext:value-type="currency">
            <text:p>$25,000.00</text:p>
          </table:table-cell>
          <table:table-cell table:style-name="ce10" table:formula="of:=[.B2]+([.B2]*2)" office:value-type="currency" office:currency="USD" office:value="30000" calcext:value-type="currency">
            <text:p>$30,000.00</text:p>
          </table:table-cell>
          <table:table-cell table:style-name="ce10" table:formula="of:=ROUND(0.0399*([.A3]+[.B3]);2)" office:value-type="currency" office:currency="USD" office:value="2194.5" calcext:value-type="currency">
            <text:p>$2,194.50</text:p>
          </table:table-cell>
          <table:table-cell/>
          <table:table-cell table:formula="of:=&quot;[InlineData(&quot;&amp;[.A3]&amp;&quot;, &quot;&amp;[.B3]&amp;&quot;, &quot;&amp;[.C3]&amp;&quot;)]&quot;" office:value-type="string" office:string-value="[InlineData(25000, 30000, 2194.5)]" calcext:value-type="string">
            <text:p>[InlineData(25000, 30000, 2194.5)]</text:p>
          </table:table-cell>
          <table:table-cell table:number-columns-repeated="16379"/>
        </table:table-row>
        <table:table-row table:style-name="ro1">
          <table:table-cell table:style-name="ce10" table:formula="of:=[.A3]+([.A3]*1.5)" office:value-type="currency" office:currency="USD" office:value="62500" calcext:value-type="currency">
            <text:p>$62,500.00</text:p>
          </table:table-cell>
          <table:table-cell table:style-name="ce10" table:formula="of:=[.B3]+([.B3]*2)" office:value-type="currency" office:currency="USD" office:value="90000" calcext:value-type="currency">
            <text:p>$90,000.00</text:p>
          </table:table-cell>
          <table:table-cell table:style-name="ce10" table:formula="of:=ROUND(0.0399*([.A4]+[.B4]);2)" office:value-type="currency" office:currency="USD" office:value="6084.75" calcext:value-type="currency">
            <text:p>$6,084.75</text:p>
          </table:table-cell>
          <table:table-cell/>
          <table:table-cell table:formula="of:=&quot;[InlineData(&quot;&amp;[.A4]&amp;&quot;, &quot;&amp;[.B4]&amp;&quot;, &quot;&amp;[.C4]&amp;&quot;)]&quot;" office:value-type="string" office:string-value="[InlineData(62500, 90000, 6084.75)]" calcext:value-type="string">
            <text:p>[InlineData(62500, 90000, 6084.75)]</text:p>
          </table:table-cell>
          <table:table-cell table:number-columns-repeated="16379"/>
        </table:table-row>
        <table:table-row table:style-name="ro1">
          <table:table-cell table:style-name="ce10" table:formula="of:=[.A4]+([.A4]*1.5)" office:value-type="currency" office:currency="USD" office:value="156250" calcext:value-type="currency">
            <text:p>$156,250.00</text:p>
          </table:table-cell>
          <table:table-cell table:style-name="ce10" table:formula="of:=[.B4]+([.B4]*2)" office:value-type="currency" office:currency="USD" office:value="270000" calcext:value-type="currency">
            <text:p>$270,000.00</text:p>
          </table:table-cell>
          <table:table-cell table:style-name="ce10" table:formula="of:=ROUND(0.0399*([.A5]+[.B5]);2)" office:value-type="currency" office:currency="USD" office:value="17007.38" calcext:value-type="currency">
            <text:p>$17,007.38</text:p>
          </table:table-cell>
          <table:table-cell/>
          <table:table-cell table:formula="of:=&quot;[InlineData(&quot;&amp;[.A5]&amp;&quot;, &quot;&amp;[.B5]&amp;&quot;, &quot;&amp;[.C5]&amp;&quot;)]&quot;" office:value-type="string" office:string-value="[InlineData(156250, 270000, 17007.38)]" calcext:value-type="string">
            <text:p>[InlineData(156250, 270000, 17007.38)]</text:p>
          </table:table-cell>
          <table:table-cell table:number-columns-repeated="16379"/>
        </table:table-row>
        <table:table-row table:style-name="ro1">
          <table:table-cell table:style-name="ce10" table:formula="of:=[.A5]+([.A5]*1.5)" office:value-type="currency" office:currency="USD" office:value="390625" calcext:value-type="currency">
            <text:p>$390,625.00</text:p>
          </table:table-cell>
          <table:table-cell table:style-name="ce10" table:formula="of:=[.B5]+([.B5]*2)" office:value-type="currency" office:currency="USD" office:value="810000" calcext:value-type="currency">
            <text:p>$810,000.00</text:p>
          </table:table-cell>
          <table:table-cell table:style-name="ce10" table:formula="of:=ROUND(0.0399*([.A6]+[.B6]);2)" office:value-type="currency" office:currency="USD" office:value="47904.94" calcext:value-type="currency">
            <text:p>$47,904.94</text:p>
          </table:table-cell>
          <table:table-cell/>
          <table:table-cell table:formula="of:=&quot;[InlineData(&quot;&amp;[.A6]&amp;&quot;, &quot;&amp;[.B6]&amp;&quot;, &quot;&amp;[.C6]&amp;&quot;)]&quot;" office:value-type="string" office:string-value="[InlineData(390625, 810000, 47904.94)]" calcext:value-type="string">
            <text:p>[InlineData(390625, 810000, 47904.94)]</text:p>
          </table:table-cell>
          <table:table-cell table:number-columns-repeated="16379"/>
        </table:table-row>
        <table:table-row table:style-name="ro1">
          <table:table-cell table:style-name="ce10" table:formula="of:=[.A6]+([.A6]*1.5)" office:value-type="currency" office:currency="USD" office:value="976562.5" calcext:value-type="currency">
            <text:p>$976,562.50</text:p>
          </table:table-cell>
          <table:table-cell table:style-name="ce10" table:formula="of:=[.B6]+([.B6]*2)" office:value-type="currency" office:currency="USD" office:value="2430000" calcext:value-type="currency">
            <text:p>$2,430,000.00</text:p>
          </table:table-cell>
          <table:table-cell table:style-name="ce10" table:formula="of:=ROUND(0.0399*([.A7]+[.B7]);2)" office:value-type="currency" office:currency="USD" office:value="135921.84" calcext:value-type="currency">
            <text:p>$135,921.84</text:p>
          </table:table-cell>
          <table:table-cell/>
          <table:table-cell table:formula="of:=&quot;[InlineData(&quot;&amp;[.A7]&amp;&quot;, &quot;&amp;[.B7]&amp;&quot;, &quot;&amp;[.C7]&amp;&quot;)]&quot;" office:value-type="string" office:string-value="[InlineData(976562.5, 2430000, 135921.84)]" calcext:value-type="string">
            <text:p>[InlineData(976562.5, 2430000, 135921.84)]</text:p>
          </table:table-cell>
          <table:table-cell table:number-columns-repeated="16379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dSocialSecurityBenefitsWorksheet" table:style-name="ta1">
        <table:table-column table:style-name="co1" table:default-cell-style-name="ce3"/>
        <table:table-column table:style-name="co1" table:number-columns-repeated="2" table:default-cell-style-name="ce12"/>
        <table:table-column table:style-name="co1" table:number-columns-repeated="14" table:default-cell-style-name="ce3"/>
        <table:table-column table:style-name="co1" table:default-cell-style-name="Default"/>
        <table:table-column table:style-name="co1" table:number-columns-repeated="16366" table:default-cell-style-name="ce3"/>
        <table:table-row table:style-name="ro1">
          <table:table-cell table:style-name="ce1" office:value-type="string" calcext:value-type="string">
            <text:p>Monthly SSN </text:p>
          </table:table-cell>
          <table:table-cell table:style-name="ce11" office:value-type="string" calcext:value-type="string">
            <text:p>$500.00</text:p>
          </table:table-cell>
          <table:table-cell table:style-name="ce11" table:formula="of:=ROUND([.B1]*1.25;2)" office:value-type="currency" office:currency="USD" office:value="625" calcext:value-type="currency">
            <text:p>$625.00</text:p>
          </table:table-cell>
          <table:table-cell table:style-name="ce11" table:formula="of:=ROUND([.C1]*1.25;2)" office:value-type="currency" office:currency="USD" office:value="781.25" calcext:value-type="currency">
            <text:p>$781.25</text:p>
          </table:table-cell>
          <table:table-cell table:style-name="ce11" table:formula="of:=ROUND([.D1]*1.25;2)" office:value-type="currency" office:currency="USD" office:value="976.56" calcext:value-type="currency">
            <text:p>$976.56</text:p>
          </table:table-cell>
          <table:table-cell table:style-name="ce11" table:formula="of:=ROUND([.E1]*1.25;2)" office:value-type="currency" office:currency="USD" office:value="1220.7" calcext:value-type="currency">
            <text:p>$1,220.70</text:p>
          </table:table-cell>
          <table:table-cell table:style-name="ce11" table:formula="of:=ROUND([.F1]*1.25;2)" office:value-type="currency" office:currency="USD" office:value="1525.88" calcext:value-type="currency">
            <text:p>$1,525.88</text:p>
          </table:table-cell>
          <table:table-cell table:style-name="ce11" table:formula="of:=ROUND([.G1]*1.25;2)" office:value-type="currency" office:currency="USD" office:value="1907.35" calcext:value-type="currency">
            <text:p>$1,907.35</text:p>
          </table:table-cell>
          <table:table-cell table:style-name="ce11" table:formula="of:=ROUND([.H1]*1.25;2)" office:value-type="currency" office:currency="USD" office:value="2384.19" calcext:value-type="currency">
            <text:p>$2,384.19</text:p>
          </table:table-cell>
          <table:table-cell table:style-name="ce11" table:formula="of:=ROUND([.I1]*1.25;2)" office:value-type="currency" office:currency="USD" office:value="2980.24" calcext:value-type="currency">
            <text:p>$2,980.24</text:p>
          </table:table-cell>
          <table:table-cell table:style-name="ce11" table:formula="of:=ROUND([.J1]*1.25;2)" office:value-type="currency" office:currency="USD" office:value="3725.3" calcext:value-type="currency">
            <text:p>$3,725.30</text:p>
          </table:table-cell>
          <table:table-cell table:style-name="ce11" table:formula="of:=ROUND([.K1]*1.25;2)" office:value-type="currency" office:currency="USD" office:value="4656.63" calcext:value-type="currency">
            <text:p>$4,656.63</text:p>
          </table:table-cell>
          <table:table-cell table:style-name="ce11" table:formula="of:=ROUND([.L1]*1.25;2)" office:value-type="currency" office:currency="USD" office:value="5820.79" calcext:value-type="currency">
            <text:p>$5,820.79</text:p>
          </table:table-cell>
          <table:table-cell table:style-name="ce11" table:formula="of:=ROUND([.M1]*1.25;2)" office:value-type="currency" office:currency="USD" office:value="7275.99" calcext:value-type="currency">
            <text:p>$7,275.99</text:p>
          </table:table-cell>
          <table:table-cell table:style-name="ce11" table:formula="of:=ROUND([.N1]*1.25;2)" office:value-type="currency" office:currency="USD" office:value="9094.99" calcext:value-type="currency">
            <text:p>$9,094.99</text:p>
          </table:table-cell>
          <table:table-cell table:style-name="ce11"/>
          <table:table-cell table:style-name="ce14" table:number-columns-repeated="2"/>
          <table:table-cell table:number-columns-repeated="16366"/>
        </table:table-row>
        <table:table-row table:style-name="ro1">
          <table:table-cell table:style-name="ce1" office:value-type="string" calcext:value-type="string">
            <text:p>1040 income</text:p>
          </table:table-cell>
          <table:table-cell table:style-name="ce11" office:value-type="string" calcext:value-type="string">
            <text:p>$10,000.00</text:p>
          </table:table-cell>
          <table:table-cell table:style-name="ce11" table:formula="of:=ROUND([.B2]*1.25;2)" office:value-type="currency" office:currency="USD" office:value="12500" calcext:value-type="currency">
            <text:p>$12,500.00</text:p>
          </table:table-cell>
          <table:table-cell table:style-name="ce11" table:formula="of:=ROUND([.C2]*1.25;2)" office:value-type="currency" office:currency="USD" office:value="15625" calcext:value-type="currency">
            <text:p>$15,625.00</text:p>
          </table:table-cell>
          <table:table-cell table:style-name="ce11" table:formula="of:=ROUND([.D2]*1.25;2)" office:value-type="currency" office:currency="USD" office:value="19531.25" calcext:value-type="currency">
            <text:p>$19,531.25</text:p>
          </table:table-cell>
          <table:table-cell table:style-name="ce11" table:formula="of:=ROUND([.E2]*1.25;2)" office:value-type="currency" office:currency="USD" office:value="24414.06" calcext:value-type="currency">
            <text:p>$24,414.06</text:p>
          </table:table-cell>
          <table:table-cell table:style-name="ce11" table:formula="of:=ROUND([.F2]*1.25;2)" office:value-type="currency" office:currency="USD" office:value="30517.58" calcext:value-type="currency">
            <text:p>$30,517.58</text:p>
          </table:table-cell>
          <table:table-cell table:style-name="ce11" table:formula="of:=ROUND([.G2]*1.25;2)" office:value-type="currency" office:currency="USD" office:value="38146.98" calcext:value-type="currency">
            <text:p>$38,146.98</text:p>
          </table:table-cell>
          <table:table-cell table:style-name="ce11" table:formula="of:=ROUND([.H2]*1.25;2)" office:value-type="currency" office:currency="USD" office:value="47683.73" calcext:value-type="currency">
            <text:p>$47,683.73</text:p>
          </table:table-cell>
          <table:table-cell table:style-name="ce11" table:formula="of:=ROUND([.I2]*1.25;2)" office:value-type="currency" office:currency="USD" office:value="59604.66" calcext:value-type="currency">
            <text:p>$59,604.66</text:p>
          </table:table-cell>
          <table:table-cell table:style-name="ce11" table:formula="of:=ROUND([.J2]*1.25;2)" office:value-type="currency" office:currency="USD" office:value="74505.83" calcext:value-type="currency">
            <text:p>$74,505.83</text:p>
          </table:table-cell>
          <table:table-cell table:style-name="ce11" table:formula="of:=ROUND([.K2]*1.25;2)" office:value-type="currency" office:currency="USD" office:value="93132.29" calcext:value-type="currency">
            <text:p>$93,132.29</text:p>
          </table:table-cell>
          <table:table-cell table:style-name="ce11" table:formula="of:=ROUND([.L2]*1.25;2)" office:value-type="currency" office:currency="USD" office:value="116415.36" calcext:value-type="currency">
            <text:p>$116,415.36</text:p>
          </table:table-cell>
          <table:table-cell table:style-name="ce11" table:formula="of:=ROUND([.M2]*1.25;2)" office:value-type="currency" office:currency="USD" office:value="145519.2" calcext:value-type="currency">
            <text:p>$145,519.20</text:p>
          </table:table-cell>
          <table:table-cell table:style-name="ce11" table:formula="of:=ROUND([.N2]*1.25;2)" office:value-type="currency" office:currency="USD" office:value="181899" calcext:value-type="currency">
            <text:p>$181,899.00</text:p>
          </table:table-cell>
          <table:table-cell table:style-name="ce11"/>
          <table:table-cell table:style-name="ce14" table:number-columns-repeated="2"/>
          <table:table-cell table:number-columns-repeated="16366"/>
        </table:table-row>
        <table:table-row table:style-name="ro2">
          <table:table-cell table:style-name="ce1" office:value-type="string" calcext:value-type="string">
            <text:p>tax exempt interest</text:p>
          </table:table-cell>
          <table:table-cell table:style-name="ce11" office:value-type="string" calcext:value-type="string">
            <text:p>$100.00</text:p>
          </table:table-cell>
          <table:table-cell table:style-name="ce11" table:formula="of:=ROUND([.B3]*1.25;2)" office:value-type="currency" office:currency="USD" office:value="125" calcext:value-type="currency">
            <text:p>$125.00</text:p>
          </table:table-cell>
          <table:table-cell table:style-name="ce11" table:formula="of:=ROUND([.C3]*1.25;2)" office:value-type="currency" office:currency="USD" office:value="156.25" calcext:value-type="currency">
            <text:p>$156.25</text:p>
          </table:table-cell>
          <table:table-cell table:style-name="ce11" table:formula="of:=ROUND([.D3]*1.25;2)" office:value-type="currency" office:currency="USD" office:value="195.31" calcext:value-type="currency">
            <text:p>$195.31</text:p>
          </table:table-cell>
          <table:table-cell table:style-name="ce11" table:formula="of:=ROUND([.E3]*1.25;2)" office:value-type="currency" office:currency="USD" office:value="244.14" calcext:value-type="currency">
            <text:p>$244.14</text:p>
          </table:table-cell>
          <table:table-cell table:style-name="ce11" table:formula="of:=ROUND([.F3]*1.25;2)" office:value-type="currency" office:currency="USD" office:value="305.18" calcext:value-type="currency">
            <text:p>$305.18</text:p>
          </table:table-cell>
          <table:table-cell table:style-name="ce11" table:formula="of:=ROUND([.G3]*1.25;2)" office:value-type="currency" office:currency="USD" office:value="381.48" calcext:value-type="currency">
            <text:p>$381.48</text:p>
          </table:table-cell>
          <table:table-cell table:style-name="ce11" table:formula="of:=ROUND([.H3]*1.25;2)" office:value-type="currency" office:currency="USD" office:value="476.85" calcext:value-type="currency">
            <text:p>$476.85</text:p>
          </table:table-cell>
          <table:table-cell table:style-name="ce11" table:formula="of:=ROUND([.I3]*1.25;2)" office:value-type="currency" office:currency="USD" office:value="596.06" calcext:value-type="currency">
            <text:p>$596.06</text:p>
          </table:table-cell>
          <table:table-cell table:style-name="ce11" table:formula="of:=ROUND([.J3]*1.25;2)" office:value-type="currency" office:currency="USD" office:value="745.08" calcext:value-type="currency">
            <text:p>$745.08</text:p>
          </table:table-cell>
          <table:table-cell table:style-name="ce11" table:formula="of:=ROUND([.K3]*1.25;2)" office:value-type="currency" office:currency="USD" office:value="931.35" calcext:value-type="currency">
            <text:p>$931.35</text:p>
          </table:table-cell>
          <table:table-cell table:style-name="ce11" table:formula="of:=ROUND([.L3]*1.25;2)" office:value-type="currency" office:currency="USD" office:value="1164.19" calcext:value-type="currency">
            <text:p>$1,164.19</text:p>
          </table:table-cell>
          <table:table-cell table:style-name="ce11" table:formula="of:=ROUND([.M3]*1.25;2)" office:value-type="currency" office:currency="USD" office:value="1455.24" calcext:value-type="currency">
            <text:p>$1,455.24</text:p>
          </table:table-cell>
          <table:table-cell table:style-name="ce11" table:formula="of:=ROUND([.N3]*1.25;2)" office:value-type="currency" office:currency="USD" office:value="1819.05" calcext:value-type="currency">
            <text:p>$1,819.05</text:p>
          </table:table-cell>
          <table:table-cell table:style-name="ce11"/>
          <table:table-cell table:style-name="ce14" table:number-columns-repeated="2"/>
          <table:table-cell table:number-columns-repeated="16366"/>
        </table:table-row>
        <table:table-row table:style-name="ro1">
          <table:table-cell table:style-name="ce1"/>
          <table:table-cell table:style-name="ce11" table:number-columns-repeated="15"/>
          <table:table-cell table:style-name="ce14" table:number-columns-repeated="2"/>
          <table:table-cell table:number-columns-repeated="1636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[.B1]*12" office:value-type="currency" office:currency="USD" office:value="6000" calcext:value-type="currency">
            <text:p>$6,000.00</text:p>
          </table:table-cell>
          <table:table-cell table:formula="of:=[.C1]*12" office:value-type="currency" office:currency="USD" office:value="7500" calcext:value-type="currency">
            <text:p>$7,500.00</text:p>
          </table:table-cell>
          <table:table-cell table:style-name="ce12" table:formula="of:=[.D1]*12" office:value-type="currency" office:currency="USD" office:value="9375" calcext:value-type="currency">
            <text:p>$9,375.00</text:p>
          </table:table-cell>
          <table:table-cell table:style-name="ce12" table:formula="of:=[.E1]*12" office:value-type="currency" office:currency="USD" office:value="11718.72" calcext:value-type="currency">
            <text:p>$11,718.72</text:p>
          </table:table-cell>
          <table:table-cell table:style-name="ce12" table:formula="of:=[.F1]*12" office:value-type="currency" office:currency="USD" office:value="14648.4" calcext:value-type="currency">
            <text:p>$14,648.40</text:p>
          </table:table-cell>
          <table:table-cell table:style-name="ce12" table:formula="of:=[.G1]*12" office:value-type="currency" office:currency="USD" office:value="18310.56" calcext:value-type="currency">
            <text:p>$18,310.56</text:p>
          </table:table-cell>
          <table:table-cell table:style-name="ce12" table:formula="of:=[.H1]*12" office:value-type="currency" office:currency="USD" office:value="22888.2" calcext:value-type="currency">
            <text:p>$22,888.20</text:p>
          </table:table-cell>
          <table:table-cell table:style-name="ce12" table:formula="of:=[.I1]*12" office:value-type="currency" office:currency="USD" office:value="28610.28" calcext:value-type="currency">
            <text:p>$28,610.28</text:p>
          </table:table-cell>
          <table:table-cell table:style-name="ce12" table:formula="of:=[.J1]*12" office:value-type="currency" office:currency="USD" office:value="35762.88" calcext:value-type="currency">
            <text:p>$35,762.88</text:p>
          </table:table-cell>
          <table:table-cell table:style-name="ce12" table:formula="of:=[.K1]*12" office:value-type="currency" office:currency="USD" office:value="44703.6" calcext:value-type="currency">
            <text:p>$44,703.60</text:p>
          </table:table-cell>
          <table:table-cell table:style-name="ce12" table:formula="of:=[.L1]*12" office:value-type="currency" office:currency="USD" office:value="55879.56" calcext:value-type="currency">
            <text:p>$55,879.56</text:p>
          </table:table-cell>
          <table:table-cell table:style-name="ce12" table:formula="of:=[.M1]*12" office:value-type="currency" office:currency="USD" office:value="69849.48" calcext:value-type="currency">
            <text:p>$69,849.48</text:p>
          </table:table-cell>
          <table:table-cell table:style-name="ce12" table:formula="of:=[.N1]*12" office:value-type="currency" office:currency="USD" office:value="87311.88" calcext:value-type="currency">
            <text:p>$87,311.88</text:p>
          </table:table-cell>
          <table:table-cell table:style-name="ce12" table:formula="of:=[.O1]*12" office:value-type="currency" office:currency="USD" office:value="109139.88" calcext:value-type="currency">
            <text:p>$109,139.88</text:p>
          </table:table-cell>
          <table:table-cell table:style-name="ce12" table:number-columns-repeated="3"/>
          <table:table-cell table:number-columns-repeated="1636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[.B5]/2" office:value-type="currency" office:currency="USD" office:value="3000" calcext:value-type="currency">
            <text:p>$3,000.00</text:p>
          </table:table-cell>
          <table:table-cell table:formula="of:=[.C5]/2" office:value-type="currency" office:currency="USD" office:value="3750" calcext:value-type="currency">
            <text:p>$3,750.00</text:p>
          </table:table-cell>
          <table:table-cell table:style-name="ce12" table:formula="of:=[.D5]/2" office:value-type="currency" office:currency="USD" office:value="4687.5" calcext:value-type="currency">
            <text:p>$4,687.50</text:p>
          </table:table-cell>
          <table:table-cell table:style-name="ce12" table:formula="of:=[.E5]/2" office:value-type="currency" office:currency="USD" office:value="5859.36" calcext:value-type="currency">
            <text:p>$5,859.36</text:p>
          </table:table-cell>
          <table:table-cell table:style-name="ce12" table:formula="of:=[.F5]/2" office:value-type="currency" office:currency="USD" office:value="7324.2" calcext:value-type="currency">
            <text:p>$7,324.20</text:p>
          </table:table-cell>
          <table:table-cell table:style-name="ce12" table:formula="of:=[.G5]/2" office:value-type="currency" office:currency="USD" office:value="9155.28" calcext:value-type="currency">
            <text:p>$9,155.28</text:p>
          </table:table-cell>
          <table:table-cell table:style-name="ce12" table:formula="of:=[.H5]/2" office:value-type="currency" office:currency="USD" office:value="11444.1" calcext:value-type="currency">
            <text:p>$11,444.10</text:p>
          </table:table-cell>
          <table:table-cell table:style-name="ce12" table:formula="of:=[.I5]/2" office:value-type="currency" office:currency="USD" office:value="14305.14" calcext:value-type="currency">
            <text:p>$14,305.14</text:p>
          </table:table-cell>
          <table:table-cell table:style-name="ce12" table:formula="of:=[.J5]/2" office:value-type="currency" office:currency="USD" office:value="17881.44" calcext:value-type="currency">
            <text:p>$17,881.44</text:p>
          </table:table-cell>
          <table:table-cell table:style-name="ce12" table:formula="of:=[.K5]/2" office:value-type="currency" office:currency="USD" office:value="22351.8" calcext:value-type="currency">
            <text:p>$22,351.80</text:p>
          </table:table-cell>
          <table:table-cell table:style-name="ce12" table:formula="of:=[.L5]/2" office:value-type="currency" office:currency="USD" office:value="27939.78" calcext:value-type="currency">
            <text:p>$27,939.78</text:p>
          </table:table-cell>
          <table:table-cell table:style-name="ce12" table:formula="of:=[.M5]/2" office:value-type="currency" office:currency="USD" office:value="34924.74" calcext:value-type="currency">
            <text:p>$34,924.74</text:p>
          </table:table-cell>
          <table:table-cell table:style-name="ce12" table:formula="of:=[.N5]/2" office:value-type="currency" office:currency="USD" office:value="43655.94" calcext:value-type="currency">
            <text:p>$43,655.94</text:p>
          </table:table-cell>
          <table:table-cell table:style-name="ce12" table:formula="of:=[.O5]/2" office:value-type="currency" office:currency="USD" office:value="54569.94" calcext:value-type="currency">
            <text:p>$54,569.94</text:p>
          </table:table-cell>
          <table:table-cell table:style-name="ce12" table:number-columns-repeated="3"/>
          <table:table-cell table:number-columns-repeated="1636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[.B2]" office:value-type="string" office:string-value="$10,000.00" calcext:value-type="string">
            <text:p>$10,000.00</text:p>
          </table:table-cell>
          <table:table-cell table:formula="of:=[.C2]" office:value-type="currency" office:currency="USD" office:value="12500" calcext:value-type="currency">
            <text:p>$12,500.00</text:p>
          </table:table-cell>
          <table:table-cell table:style-name="ce12" table:formula="of:=[.D2]" office:value-type="currency" office:currency="USD" office:value="15625" calcext:value-type="currency">
            <text:p>$15,625.00</text:p>
          </table:table-cell>
          <table:table-cell table:style-name="ce12" table:formula="of:=[.E2]" office:value-type="currency" office:currency="USD" office:value="19531.25" calcext:value-type="currency">
            <text:p>$19,531.25</text:p>
          </table:table-cell>
          <table:table-cell table:style-name="ce12" table:formula="of:=[.F2]" office:value-type="currency" office:currency="USD" office:value="24414.06" calcext:value-type="currency">
            <text:p>$24,414.06</text:p>
          </table:table-cell>
          <table:table-cell table:style-name="ce12" table:formula="of:=[.G2]" office:value-type="currency" office:currency="USD" office:value="30517.58" calcext:value-type="currency">
            <text:p>$30,517.58</text:p>
          </table:table-cell>
          <table:table-cell table:style-name="ce12" table:formula="of:=[.H2]" office:value-type="currency" office:currency="USD" office:value="38146.98" calcext:value-type="currency">
            <text:p>$38,146.98</text:p>
          </table:table-cell>
          <table:table-cell table:style-name="ce12" table:formula="of:=[.I2]" office:value-type="currency" office:currency="USD" office:value="47683.73" calcext:value-type="currency">
            <text:p>$47,683.73</text:p>
          </table:table-cell>
          <table:table-cell table:style-name="ce12" table:formula="of:=[.J2]" office:value-type="currency" office:currency="USD" office:value="59604.66" calcext:value-type="currency">
            <text:p>$59,604.66</text:p>
          </table:table-cell>
          <table:table-cell table:style-name="ce12" table:formula="of:=[.K2]" office:value-type="currency" office:currency="USD" office:value="74505.83" calcext:value-type="currency">
            <text:p>$74,505.83</text:p>
          </table:table-cell>
          <table:table-cell table:style-name="ce12" table:formula="of:=[.L2]" office:value-type="currency" office:currency="USD" office:value="93132.29" calcext:value-type="currency">
            <text:p>$93,132.29</text:p>
          </table:table-cell>
          <table:table-cell table:style-name="ce12" table:formula="of:=[.M2]" office:value-type="currency" office:currency="USD" office:value="116415.36" calcext:value-type="currency">
            <text:p>$116,415.36</text:p>
          </table:table-cell>
          <table:table-cell table:style-name="ce12" table:formula="of:=[.N2]" office:value-type="currency" office:currency="USD" office:value="145519.2" calcext:value-type="currency">
            <text:p>$145,519.20</text:p>
          </table:table-cell>
          <table:table-cell table:style-name="ce12" table:formula="of:=[.O2]" office:value-type="currency" office:currency="USD" office:value="181899" calcext:value-type="currency">
            <text:p>$181,899.00</text:p>
          </table:table-cell>
          <table:table-cell table:style-name="ce12" table:number-columns-repeated="3"/>
          <table:table-cell table:number-columns-repeated="1636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[.B3]" office:value-type="string" office:string-value="$100.00" calcext:value-type="string">
            <text:p>$100.00</text:p>
          </table:table-cell>
          <table:table-cell table:formula="of:=[.C3]" office:value-type="currency" office:currency="USD" office:value="125" calcext:value-type="currency">
            <text:p>$125.00</text:p>
          </table:table-cell>
          <table:table-cell table:style-name="ce12" table:formula="of:=[.D3]" office:value-type="currency" office:currency="USD" office:value="156.25" calcext:value-type="currency">
            <text:p>$156.25</text:p>
          </table:table-cell>
          <table:table-cell table:style-name="ce12" table:formula="of:=[.E3]" office:value-type="currency" office:currency="USD" office:value="195.31" calcext:value-type="currency">
            <text:p>$195.31</text:p>
          </table:table-cell>
          <table:table-cell table:style-name="ce12" table:formula="of:=[.F3]" office:value-type="currency" office:currency="USD" office:value="244.14" calcext:value-type="currency">
            <text:p>$244.14</text:p>
          </table:table-cell>
          <table:table-cell table:style-name="ce12" table:formula="of:=[.G3]" office:value-type="currency" office:currency="USD" office:value="305.18" calcext:value-type="currency">
            <text:p>$305.18</text:p>
          </table:table-cell>
          <table:table-cell table:style-name="ce12" table:formula="of:=[.H3]" office:value-type="currency" office:currency="USD" office:value="381.48" calcext:value-type="currency">
            <text:p>$381.48</text:p>
          </table:table-cell>
          <table:table-cell table:style-name="ce12" table:formula="of:=[.I3]" office:value-type="currency" office:currency="USD" office:value="476.85" calcext:value-type="currency">
            <text:p>$476.85</text:p>
          </table:table-cell>
          <table:table-cell table:style-name="ce12" table:formula="of:=[.J3]" office:value-type="currency" office:currency="USD" office:value="596.06" calcext:value-type="currency">
            <text:p>$596.06</text:p>
          </table:table-cell>
          <table:table-cell table:style-name="ce12" table:formula="of:=[.K3]" office:value-type="currency" office:currency="USD" office:value="745.08" calcext:value-type="currency">
            <text:p>$745.08</text:p>
          </table:table-cell>
          <table:table-cell table:style-name="ce12" table:formula="of:=[.L3]" office:value-type="currency" office:currency="USD" office:value="931.35" calcext:value-type="currency">
            <text:p>$931.35</text:p>
          </table:table-cell>
          <table:table-cell table:style-name="ce12" table:formula="of:=[.M3]" office:value-type="currency" office:currency="USD" office:value="1164.19" calcext:value-type="currency">
            <text:p>$1,164.19</text:p>
          </table:table-cell>
          <table:table-cell table:style-name="ce12" table:formula="of:=[.N3]" office:value-type="currency" office:currency="USD" office:value="1455.24" calcext:value-type="currency">
            <text:p>$1,455.24</text:p>
          </table:table-cell>
          <table:table-cell table:style-name="ce12" table:formula="of:=[.O3]" office:value-type="currency" office:currency="USD" office:value="1819.05" calcext:value-type="currency">
            <text:p>$1,819.05</text:p>
          </table:table-cell>
          <table:table-cell table:style-name="ce12" table:number-columns-repeated="3"/>
          <table:table-cell table:number-columns-repeated="1636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SUM([.B6:.B8])" office:value-type="currency" office:currency="USD" office:value="3000" calcext:value-type="currency">
            <text:p>$3,000.00</text:p>
          </table:table-cell>
          <table:table-cell table:formula="of:=SUM([.C6:.C8])" office:value-type="currency" office:currency="USD" office:value="16375" calcext:value-type="currency">
            <text:p>$16,375.00</text:p>
          </table:table-cell>
          <table:table-cell table:style-name="ce12" table:formula="of:=SUM([.D6:.D8])" office:value-type="currency" office:currency="USD" office:value="20468.75" calcext:value-type="currency">
            <text:p>$20,468.75</text:p>
          </table:table-cell>
          <table:table-cell table:style-name="ce12" table:formula="of:=SUM([.E6:.E8])" office:value-type="currency" office:currency="USD" office:value="25585.92" calcext:value-type="currency">
            <text:p>$25,585.92</text:p>
          </table:table-cell>
          <table:table-cell table:style-name="ce12" table:formula="of:=SUM([.F6:.F8])" office:value-type="currency" office:currency="USD" office:value="31982.4" calcext:value-type="currency">
            <text:p>$31,982.40</text:p>
          </table:table-cell>
          <table:table-cell table:style-name="ce12" table:formula="of:=SUM([.G6:.G8])" office:value-type="currency" office:currency="USD" office:value="39978.04" calcext:value-type="currency">
            <text:p>$39,978.04</text:p>
          </table:table-cell>
          <table:table-cell table:style-name="ce12" table:formula="of:=SUM([.H6:.H8])" office:value-type="currency" office:currency="USD" office:value="49972.56" calcext:value-type="currency">
            <text:p>$49,972.56</text:p>
          </table:table-cell>
          <table:table-cell table:style-name="ce12" table:formula="of:=SUM([.I6:.I8])" office:value-type="currency" office:currency="USD" office:value="62465.72" calcext:value-type="currency">
            <text:p>$62,465.72</text:p>
          </table:table-cell>
          <table:table-cell table:style-name="ce12" table:formula="of:=SUM([.J6:.J8])" office:value-type="currency" office:currency="USD" office:value="78082.16" calcext:value-type="currency">
            <text:p>$78,082.16</text:p>
          </table:table-cell>
          <table:table-cell table:style-name="ce12" table:formula="of:=SUM([.K6:.K8])" office:value-type="currency" office:currency="USD" office:value="97602.71" calcext:value-type="currency">
            <text:p>$97,602.71</text:p>
          </table:table-cell>
          <table:table-cell table:style-name="ce12" table:formula="of:=SUM([.L6:.L8])" office:value-type="currency" office:currency="USD" office:value="122003.42" calcext:value-type="currency">
            <text:p>$122,003.42</text:p>
          </table:table-cell>
          <table:table-cell table:style-name="ce12" table:formula="of:=SUM([.M6:.M8])" office:value-type="currency" office:currency="USD" office:value="152504.29" calcext:value-type="currency">
            <text:p>$152,504.29</text:p>
          </table:table-cell>
          <table:table-cell table:style-name="ce12" table:formula="of:=SUM([.N6:.N8])" office:value-type="currency" office:currency="USD" office:value="190630.38" calcext:value-type="currency">
            <text:p>$190,630.38</text:p>
          </table:table-cell>
          <table:table-cell table:style-name="ce12" table:formula="of:=SUM([.O6:.O8])" office:value-type="currency" office:currency="USD" office:value="238287.99" calcext:value-type="currency">
            <text:p>$238,287.99</text:p>
          </table:table-cell>
          <table:table-cell table:style-name="ce12" table:number-columns-repeated="3"/>
          <table:table-cell table:number-columns-repeated="1636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number-columns-repeated="12" table:style-name="ce12" office:value-type="currency" office:currency="USD" office:value="0" calcext:value-type="currency">
            <text:p>$0.00</text:p>
          </table:table-cell>
          <table:table-cell table:style-name="ce12" table:number-columns-repeated="3"/>
          <table:table-cell table:number-columns-repeated="1636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[.B9]-[.B10]" office:value-type="currency" office:currency="USD" office:value="3000" calcext:value-type="currency">
            <text:p>$3,000.00</text:p>
          </table:table-cell>
          <table:table-cell table:formula="of:=[.C9]-[.C10]" office:value-type="currency" office:currency="USD" office:value="16375" calcext:value-type="currency">
            <text:p>$16,375.00</text:p>
          </table:table-cell>
          <table:table-cell table:style-name="ce12" table:formula="of:=[.D9]-[.D10]" office:value-type="currency" office:currency="USD" office:value="20468.75" calcext:value-type="currency">
            <text:p>$20,468.75</text:p>
          </table:table-cell>
          <table:table-cell table:style-name="ce12" table:formula="of:=[.E9]-[.E10]" office:value-type="currency" office:currency="USD" office:value="25585.92" calcext:value-type="currency">
            <text:p>$25,585.92</text:p>
          </table:table-cell>
          <table:table-cell table:style-name="ce12" table:formula="of:=[.F9]-[.F10]" office:value-type="currency" office:currency="USD" office:value="31982.4" calcext:value-type="currency">
            <text:p>$31,982.40</text:p>
          </table:table-cell>
          <table:table-cell table:style-name="ce12" table:formula="of:=[.G9]-[.G10]" office:value-type="currency" office:currency="USD" office:value="39978.04" calcext:value-type="currency">
            <text:p>$39,978.04</text:p>
          </table:table-cell>
          <table:table-cell table:style-name="ce12" table:formula="of:=[.H9]-[.H10]" office:value-type="currency" office:currency="USD" office:value="49972.56" calcext:value-type="currency">
            <text:p>$49,972.56</text:p>
          </table:table-cell>
          <table:table-cell table:style-name="ce12" table:formula="of:=[.I9]-[.I10]" office:value-type="currency" office:currency="USD" office:value="62465.72" calcext:value-type="currency">
            <text:p>$62,465.72</text:p>
          </table:table-cell>
          <table:table-cell table:style-name="ce12" table:formula="of:=[.J9]-[.J10]" office:value-type="currency" office:currency="USD" office:value="78082.16" calcext:value-type="currency">
            <text:p>$78,082.16</text:p>
          </table:table-cell>
          <table:table-cell table:style-name="ce12" table:formula="of:=[.K9]-[.K10]" office:value-type="currency" office:currency="USD" office:value="97602.71" calcext:value-type="currency">
            <text:p>$97,602.71</text:p>
          </table:table-cell>
          <table:table-cell table:style-name="ce12" table:formula="of:=[.L9]-[.L10]" office:value-type="currency" office:currency="USD" office:value="122003.42" calcext:value-type="currency">
            <text:p>$122,003.42</text:p>
          </table:table-cell>
          <table:table-cell table:style-name="ce12" table:formula="of:=[.M9]-[.M10]" office:value-type="currency" office:currency="USD" office:value="152504.29" calcext:value-type="currency">
            <text:p>$152,504.29</text:p>
          </table:table-cell>
          <table:table-cell table:style-name="ce12" table:formula="of:=[.N9]-[.N10]" office:value-type="currency" office:currency="USD" office:value="190630.38" calcext:value-type="currency">
            <text:p>$190,630.38</text:p>
          </table:table-cell>
          <table:table-cell table:style-name="ce12" table:formula="of:=[.O9]-[.O10]" office:value-type="currency" office:currency="USD" office:value="238287.99" calcext:value-type="currency">
            <text:p>$238,287.99</text:p>
          </table:table-cell>
          <table:table-cell table:style-name="ce12" table:number-columns-repeated="3"/>
          <table:table-cell table:number-columns-repeated="1636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office:value-type="currency" office:currency="USD" office:value="32000" calcext:value-type="currency">
            <text:p>$32,000.00</text:p>
          </table:table-cell>
          <table:table-cell table:number-columns-repeated="12" table:style-name="ce12" office:value-type="currency" office:currency="USD" office:value="32000" calcext:value-type="currency">
            <text:p>$32,000.00</text:p>
          </table:table-cell>
          <table:table-cell table:style-name="ce12" table:number-columns-repeated="3"/>
          <table:table-cell table:number-columns-repeated="16366"/>
        </table:table-row>
        <table:table-row table:style-name="ro1">
          <table:table-cell table:style-name="ce2"/>
          <table:table-cell table:formula="of:=IF([.B12]&lt;[.B11];&quot;YES&quot;;&quot;NO&quot;)" office:value-type="string" office:string-value="NO" calcext:value-type="string">
            <text:p>NO</text:p>
          </table:table-cell>
          <table:table-cell table:formula="of:=IF([.C12]&lt;[.C11];&quot;YES&quot;;&quot;NO&quot;)" office:value-type="string" office:string-value="NO" calcext:value-type="string">
            <text:p>NO</text:p>
          </table:table-cell>
          <table:table-cell table:style-name="ce12" table:formula="of:=IF([.D12]&lt;[.D11];&quot;YES&quot;;&quot;NO&quot;)" office:value-type="string" office:string-value="NO" calcext:value-type="string">
            <text:p>NO</text:p>
          </table:table-cell>
          <table:table-cell table:style-name="ce12" table:formula="of:=IF([.E12]&lt;[.E11];&quot;YES&quot;;&quot;NO&quot;)" office:value-type="string" office:string-value="NO" calcext:value-type="string">
            <text:p>NO</text:p>
          </table:table-cell>
          <table:table-cell table:style-name="ce12" table:formula="of:=IF([.F12]&lt;[.F11];&quot;YES&quot;;&quot;NO&quot;)" office:value-type="string" office:string-value="NO" calcext:value-type="string">
            <text:p>NO</text:p>
          </table:table-cell>
          <table:table-cell table:style-name="ce12" table:formula="of:=IF([.G12]&lt;[.G11];&quot;YES&quot;;&quot;NO&quot;)" office:value-type="string" office:string-value="YES" calcext:value-type="string">
            <text:p>YES</text:p>
          </table:table-cell>
          <table:table-cell table:style-name="ce12" table:formula="of:=IF([.H12]&lt;[.H11];&quot;YES&quot;;&quot;NO&quot;)" office:value-type="string" office:string-value="YES" calcext:value-type="string">
            <text:p>YES</text:p>
          </table:table-cell>
          <table:table-cell table:style-name="ce12" table:formula="of:=IF([.I12]&lt;[.I11];&quot;YES&quot;;&quot;NO&quot;)" office:value-type="string" office:string-value="YES" calcext:value-type="string">
            <text:p>YES</text:p>
          </table:table-cell>
          <table:table-cell table:style-name="ce12" table:formula="of:=IF([.J12]&lt;[.J11];&quot;YES&quot;;&quot;NO&quot;)" office:value-type="string" office:string-value="YES" calcext:value-type="string">
            <text:p>YES</text:p>
          </table:table-cell>
          <table:table-cell table:style-name="ce12" table:formula="of:=IF([.K12]&lt;[.K11];&quot;YES&quot;;&quot;NO&quot;)" office:value-type="string" office:string-value="YES" calcext:value-type="string">
            <text:p>YES</text:p>
          </table:table-cell>
          <table:table-cell table:style-name="ce12" table:formula="of:=IF([.L12]&lt;[.L11];&quot;YES&quot;;&quot;NO&quot;)" office:value-type="string" office:string-value="YES" calcext:value-type="string">
            <text:p>YES</text:p>
          </table:table-cell>
          <table:table-cell table:style-name="ce12" table:formula="of:=IF([.M12]&lt;[.M11];&quot;YES&quot;;&quot;NO&quot;)" office:value-type="string" office:string-value="YES" calcext:value-type="string">
            <text:p>YES</text:p>
          </table:table-cell>
          <table:table-cell table:style-name="ce12" table:formula="of:=IF([.N12]&lt;[.N11];&quot;YES&quot;;&quot;NO&quot;)" office:value-type="string" office:string-value="YES" calcext:value-type="string">
            <text:p>YES</text:p>
          </table:table-cell>
          <table:table-cell table:style-name="ce12" table:formula="of:=IF([.O12]&lt;[.O11];&quot;YES&quot;;&quot;NO&quot;)" office:value-type="string" office:string-value="YES" calcext:value-type="string">
            <text:p>YES</text:p>
          </table:table-cell>
          <table:table-cell table:style-name="ce12" table:number-columns-repeated="3"/>
          <table:table-cell table:number-columns-repeated="1636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formula="of:=[.B11]-[.B12]" office:value-type="currency" office:currency="USD" office:value="-29000" calcext:value-type="currency">
            <text:p>-$29,000.00</text:p>
          </table:table-cell>
          <table:table-cell table:formula="of:=[.C11]-[.C12]" office:value-type="currency" office:currency="USD" office:value="-15625" calcext:value-type="currency">
            <text:p>-$15,625.00</text:p>
          </table:table-cell>
          <table:table-cell table:style-name="ce12" table:formula="of:=[.D11]-[.D12]" office:value-type="currency" office:currency="USD" office:value="-11531.25" calcext:value-type="currency">
            <text:p>-$11,531.25</text:p>
          </table:table-cell>
          <table:table-cell table:style-name="ce12" table:formula="of:=[.E11]-[.E12]" office:value-type="currency" office:currency="USD" office:value="-6414.08" calcext:value-type="currency">
            <text:p>-$6,414.08</text:p>
          </table:table-cell>
          <table:table-cell table:style-name="ce12" table:formula="of:=[.F11]-[.F12]" office:value-type="currency" office:currency="USD" office:value="-17.5999999999985" calcext:value-type="currency">
            <text:p>-$17.60</text:p>
          </table:table-cell>
          <table:table-cell table:style-name="ce12" table:formula="of:=[.G11]-[.G12]" office:value-type="currency" office:currency="USD" office:value="7978.04" calcext:value-type="currency">
            <text:p>$7,978.04</text:p>
          </table:table-cell>
          <table:table-cell table:style-name="ce12" table:formula="of:=[.H11]-[.H12]" office:value-type="currency" office:currency="USD" office:value="17972.56" calcext:value-type="currency">
            <text:p>$17,972.56</text:p>
          </table:table-cell>
          <table:table-cell table:style-name="ce12" table:formula="of:=[.I11]-[.I12]" office:value-type="currency" office:currency="USD" office:value="30465.72" calcext:value-type="currency">
            <text:p>$30,465.72</text:p>
          </table:table-cell>
          <table:table-cell table:style-name="ce12" table:formula="of:=[.J11]-[.J12]" office:value-type="currency" office:currency="USD" office:value="46082.16" calcext:value-type="currency">
            <text:p>$46,082.16</text:p>
          </table:table-cell>
          <table:table-cell table:style-name="ce12" table:formula="of:=[.K11]-[.K12]" office:value-type="currency" office:currency="USD" office:value="65602.71" calcext:value-type="currency">
            <text:p>$65,602.71</text:p>
          </table:table-cell>
          <table:table-cell table:style-name="ce12" table:formula="of:=[.L11]-[.L12]" office:value-type="currency" office:currency="USD" office:value="90003.42" calcext:value-type="currency">
            <text:p>$90,003.42</text:p>
          </table:table-cell>
          <table:table-cell table:style-name="ce12" table:formula="of:=[.M11]-[.M12]" office:value-type="currency" office:currency="USD" office:value="120504.29" calcext:value-type="currency">
            <text:p>$120,504.29</text:p>
          </table:table-cell>
          <table:table-cell table:style-name="ce12" table:formula="of:=[.N11]-[.N12]" office:value-type="currency" office:currency="USD" office:value="158630.38" calcext:value-type="currency">
            <text:p>$158,630.38</text:p>
          </table:table-cell>
          <table:table-cell table:style-name="ce12" table:formula="of:=[.O11]-[.O12]" office:value-type="currency" office:currency="USD" office:value="206287.99" calcext:value-type="currency">
            <text:p>$206,287.99</text:p>
          </table:table-cell>
          <table:table-cell table:style-name="ce12" table:number-columns-repeated="3"/>
          <table:table-cell table:number-columns-repeated="1636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office:value-type="currency" office:currency="USD" office:value="12000" calcext:value-type="currency">
            <text:p>$12,000.00</text:p>
          </table:table-cell>
          <table:table-cell table:number-columns-repeated="12" table:style-name="ce12" office:value-type="currency" office:currency="USD" office:value="12000" calcext:value-type="currency">
            <text:p>$12,000.00</text:p>
          </table:table-cell>
          <table:table-cell table:style-name="ce12" table:number-columns-repeated="3"/>
          <table:table-cell table:number-columns-repeated="1636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formula="of:=MAX(0;[.B14]-[.B15])" office:value-type="currency" office:currency="USD" office:value="0" calcext:value-type="currency">
            <text:p>$0.00</text:p>
          </table:table-cell>
          <table:table-cell table:formula="of:=MAX(0;[.C14]-[.C15])" office:value-type="currency" office:currency="USD" office:value="0" calcext:value-type="currency">
            <text:p>$0.00</text:p>
          </table:table-cell>
          <table:table-cell table:style-name="ce12" table:formula="of:=MAX(0;[.D14]-[.D15])" office:value-type="currency" office:currency="USD" office:value="0" calcext:value-type="currency">
            <text:p>$0.00</text:p>
          </table:table-cell>
          <table:table-cell table:style-name="ce12" table:formula="of:=MAX(0;[.E14]-[.E15])" office:value-type="currency" office:currency="USD" office:value="0" calcext:value-type="currency">
            <text:p>$0.00</text:p>
          </table:table-cell>
          <table:table-cell table:style-name="ce12" table:formula="of:=MAX(0;[.F14]-[.F15])" office:value-type="currency" office:currency="USD" office:value="0" calcext:value-type="currency">
            <text:p>$0.00</text:p>
          </table:table-cell>
          <table:table-cell table:style-name="ce12" table:formula="of:=MAX(0;[.G14]-[.G15])" office:value-type="currency" office:currency="USD" office:value="0" calcext:value-type="currency">
            <text:p>$0.00</text:p>
          </table:table-cell>
          <table:table-cell table:style-name="ce12" table:formula="of:=MAX(0;[.H14]-[.H15])" office:value-type="currency" office:currency="USD" office:value="5972.56000000001" calcext:value-type="currency">
            <text:p>$5,972.56</text:p>
          </table:table-cell>
          <table:table-cell table:style-name="ce12" table:formula="of:=MAX(0;[.I14]-[.I15])" office:value-type="currency" office:currency="USD" office:value="18465.72" calcext:value-type="currency">
            <text:p>$18,465.72</text:p>
          </table:table-cell>
          <table:table-cell table:style-name="ce12" table:formula="of:=MAX(0;[.J14]-[.J15])" office:value-type="currency" office:currency="USD" office:value="34082.16" calcext:value-type="currency">
            <text:p>$34,082.16</text:p>
          </table:table-cell>
          <table:table-cell table:style-name="ce12" table:formula="of:=MAX(0;[.K14]-[.K15])" office:value-type="currency" office:currency="USD" office:value="53602.71" calcext:value-type="currency">
            <text:p>$53,602.71</text:p>
          </table:table-cell>
          <table:table-cell table:style-name="ce12" table:formula="of:=MAX(0;[.L14]-[.L15])" office:value-type="currency" office:currency="USD" office:value="78003.42" calcext:value-type="currency">
            <text:p>$78,003.42</text:p>
          </table:table-cell>
          <table:table-cell table:style-name="ce12" table:formula="of:=MAX(0;[.M14]-[.M15])" office:value-type="currency" office:currency="USD" office:value="108504.29" calcext:value-type="currency">
            <text:p>$108,504.29</text:p>
          </table:table-cell>
          <table:table-cell table:style-name="ce12" table:formula="of:=MAX(0;[.N14]-[.N15])" office:value-type="currency" office:currency="USD" office:value="146630.38" calcext:value-type="currency">
            <text:p>$146,630.38</text:p>
          </table:table-cell>
          <table:table-cell table:style-name="ce12" table:formula="of:=MAX(0;[.O14]-[.O15])" office:value-type="currency" office:currency="USD" office:value="194287.99" calcext:value-type="currency">
            <text:p>$194,287.99</text:p>
          </table:table-cell>
          <table:table-cell table:style-name="ce12" table:number-columns-repeated="3"/>
          <table:table-cell table:number-columns-repeated="1636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IF([.B15]&lt;[.B14];[.B15];[.B14])" office:value-type="currency" office:currency="USD" office:value="-29000" calcext:value-type="currency">
            <text:p>-$29,000.00</text:p>
          </table:table-cell>
          <table:table-cell table:formula="of:=IF([.C15]&lt;[.C14];[.C15];[.C14])" office:value-type="currency" office:currency="USD" office:value="-15625" calcext:value-type="currency">
            <text:p>-$15,625.00</text:p>
          </table:table-cell>
          <table:table-cell table:style-name="ce12" table:formula="of:=IF([.D15]&lt;[.D14];[.D15];[.D14])" office:value-type="currency" office:currency="USD" office:value="-11531.25" calcext:value-type="currency">
            <text:p>-$11,531.25</text:p>
          </table:table-cell>
          <table:table-cell table:style-name="ce12" table:formula="of:=IF([.E15]&lt;[.E14];[.E15];[.E14])" office:value-type="currency" office:currency="USD" office:value="-6414.08" calcext:value-type="currency">
            <text:p>-$6,414.08</text:p>
          </table:table-cell>
          <table:table-cell table:style-name="ce12" table:formula="of:=IF([.F15]&lt;[.F14];[.F15];[.F14])" office:value-type="currency" office:currency="USD" office:value="-17.5999999999985" calcext:value-type="currency">
            <text:p>-$17.60</text:p>
          </table:table-cell>
          <table:table-cell table:style-name="ce12" table:formula="of:=IF([.G15]&lt;[.G14];[.G15];[.G14])" office:value-type="currency" office:currency="USD" office:value="7978.04" calcext:value-type="currency">
            <text:p>$7,978.04</text:p>
          </table:table-cell>
          <table:table-cell table:style-name="ce12" table:formula="of:=IF([.H15]&lt;[.H14];[.H15];[.H14])" office:value-type="currency" office:currency="USD" office:value="12000" calcext:value-type="currency">
            <text:p>$12,000.00</text:p>
          </table:table-cell>
          <table:table-cell table:style-name="ce12" table:formula="of:=IF([.I15]&lt;[.I14];[.I15];[.I14])" office:value-type="currency" office:currency="USD" office:value="12000" calcext:value-type="currency">
            <text:p>$12,000.00</text:p>
          </table:table-cell>
          <table:table-cell table:style-name="ce12" table:formula="of:=IF([.J15]&lt;[.J14];[.J15];[.J14])" office:value-type="currency" office:currency="USD" office:value="12000" calcext:value-type="currency">
            <text:p>$12,000.00</text:p>
          </table:table-cell>
          <table:table-cell table:style-name="ce12" table:formula="of:=IF([.K15]&lt;[.K14];[.K15];[.K14])" office:value-type="currency" office:currency="USD" office:value="12000" calcext:value-type="currency">
            <text:p>$12,000.00</text:p>
          </table:table-cell>
          <table:table-cell table:style-name="ce12" table:formula="of:=IF([.L15]&lt;[.L14];[.L15];[.L14])" office:value-type="currency" office:currency="USD" office:value="12000" calcext:value-type="currency">
            <text:p>$12,000.00</text:p>
          </table:table-cell>
          <table:table-cell table:style-name="ce12" table:formula="of:=IF([.M15]&lt;[.M14];[.M15];[.M14])" office:value-type="currency" office:currency="USD" office:value="12000" calcext:value-type="currency">
            <text:p>$12,000.00</text:p>
          </table:table-cell>
          <table:table-cell table:style-name="ce12" table:formula="of:=IF([.N15]&lt;[.N14];[.N15];[.N14])" office:value-type="currency" office:currency="USD" office:value="12000" calcext:value-type="currency">
            <text:p>$12,000.00</text:p>
          </table:table-cell>
          <table:table-cell table:style-name="ce12" table:formula="of:=IF([.O15]&lt;[.O14];[.O15];[.O14])" office:value-type="currency" office:currency="USD" office:value="12000" calcext:value-type="currency">
            <text:p>$12,000.00</text:p>
          </table:table-cell>
          <table:table-cell table:style-name="ce12" table:number-columns-repeated="3"/>
          <table:table-cell table:number-columns-repeated="1636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formula="of:=[.B17]/2" office:value-type="currency" office:currency="USD" office:value="-14500" calcext:value-type="currency">
            <text:p>-$14,500.00</text:p>
          </table:table-cell>
          <table:table-cell table:formula="of:=[.C17]/2" office:value-type="currency" office:currency="USD" office:value="-7812.5" calcext:value-type="currency">
            <text:p>-$7,812.50</text:p>
          </table:table-cell>
          <table:table-cell table:style-name="ce12" table:formula="of:=[.D17]/2" office:value-type="currency" office:currency="USD" office:value="-5765.625" calcext:value-type="currency">
            <text:p>-$5,765.63</text:p>
          </table:table-cell>
          <table:table-cell table:style-name="ce12" table:formula="of:=[.E17]/2" office:value-type="currency" office:currency="USD" office:value="-3207.04" calcext:value-type="currency">
            <text:p>-$3,207.04</text:p>
          </table:table-cell>
          <table:table-cell table:style-name="ce12" table:formula="of:=[.F17]/2" office:value-type="currency" office:currency="USD" office:value="-8.79999999999927" calcext:value-type="currency">
            <text:p>-$8.80</text:p>
          </table:table-cell>
          <table:table-cell table:style-name="ce12" table:formula="of:=[.G17]/2" office:value-type="currency" office:currency="USD" office:value="3989.02" calcext:value-type="currency">
            <text:p>$3,989.02</text:p>
          </table:table-cell>
          <table:table-cell table:style-name="ce12" table:formula="of:=[.H17]/2" office:value-type="currency" office:currency="USD" office:value="6000" calcext:value-type="currency">
            <text:p>$6,000.00</text:p>
          </table:table-cell>
          <table:table-cell table:style-name="ce12" table:formula="of:=[.I17]/2" office:value-type="currency" office:currency="USD" office:value="6000" calcext:value-type="currency">
            <text:p>$6,000.00</text:p>
          </table:table-cell>
          <table:table-cell table:style-name="ce12" table:formula="of:=[.J17]/2" office:value-type="currency" office:currency="USD" office:value="6000" calcext:value-type="currency">
            <text:p>$6,000.00</text:p>
          </table:table-cell>
          <table:table-cell table:style-name="ce12" table:formula="of:=[.K17]/2" office:value-type="currency" office:currency="USD" office:value="6000" calcext:value-type="currency">
            <text:p>$6,000.00</text:p>
          </table:table-cell>
          <table:table-cell table:style-name="ce12" table:formula="of:=[.L17]/2" office:value-type="currency" office:currency="USD" office:value="6000" calcext:value-type="currency">
            <text:p>$6,000.00</text:p>
          </table:table-cell>
          <table:table-cell table:style-name="ce12" table:formula="of:=[.M17]/2" office:value-type="currency" office:currency="USD" office:value="6000" calcext:value-type="currency">
            <text:p>$6,000.00</text:p>
          </table:table-cell>
          <table:table-cell table:style-name="ce12" table:formula="of:=[.N17]/2" office:value-type="currency" office:currency="USD" office:value="6000" calcext:value-type="currency">
            <text:p>$6,000.00</text:p>
          </table:table-cell>
          <table:table-cell table:style-name="ce12" table:formula="of:=[.O17]/2" office:value-type="currency" office:currency="USD" office:value="6000" calcext:value-type="currency">
            <text:p>$6,000.00</text:p>
          </table:table-cell>
          <table:table-cell table:style-name="ce12" table:number-columns-repeated="3"/>
          <table:table-cell table:number-columns-repeated="1636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formula="of:=IF([.B6]&lt;[.B18];[.B6];[.B18])" office:value-type="currency" office:currency="USD" office:value="-14500" calcext:value-type="currency">
            <text:p>-$14,500.00</text:p>
          </table:table-cell>
          <table:table-cell table:formula="of:=IF([.C6]&lt;[.C18];[.C6];[.C18])" office:value-type="currency" office:currency="USD" office:value="-7812.5" calcext:value-type="currency">
            <text:p>-$7,812.50</text:p>
          </table:table-cell>
          <table:table-cell table:style-name="ce12" table:formula="of:=IF([.D6]&lt;[.D18];[.D6];[.D18])" office:value-type="currency" office:currency="USD" office:value="-5765.625" calcext:value-type="currency">
            <text:p>-$5,765.63</text:p>
          </table:table-cell>
          <table:table-cell table:style-name="ce12" table:formula="of:=IF([.E6]&lt;[.E18];[.E6];[.E18])" office:value-type="currency" office:currency="USD" office:value="-3207.04" calcext:value-type="currency">
            <text:p>-$3,207.04</text:p>
          </table:table-cell>
          <table:table-cell table:style-name="ce12" table:formula="of:=IF([.F6]&lt;[.F18];[.F6];[.F18])" office:value-type="currency" office:currency="USD" office:value="-8.79999999999927" calcext:value-type="currency">
            <text:p>-$8.80</text:p>
          </table:table-cell>
          <table:table-cell table:style-name="ce12" table:formula="of:=IF([.G6]&lt;[.G18];[.G6];[.G18])" office:value-type="currency" office:currency="USD" office:value="3989.02" calcext:value-type="currency">
            <text:p>$3,989.02</text:p>
          </table:table-cell>
          <table:table-cell table:style-name="ce12" table:formula="of:=IF([.H6]&lt;[.H18];[.H6];[.H18])" office:value-type="currency" office:currency="USD" office:value="6000" calcext:value-type="currency">
            <text:p>$6,000.00</text:p>
          </table:table-cell>
          <table:table-cell table:style-name="ce12" table:formula="of:=IF([.I6]&lt;[.I18];[.I6];[.I18])" office:value-type="currency" office:currency="USD" office:value="6000" calcext:value-type="currency">
            <text:p>$6,000.00</text:p>
          </table:table-cell>
          <table:table-cell table:style-name="ce12" table:formula="of:=IF([.J6]&lt;[.J18];[.J6];[.J18])" office:value-type="currency" office:currency="USD" office:value="6000" calcext:value-type="currency">
            <text:p>$6,000.00</text:p>
          </table:table-cell>
          <table:table-cell table:style-name="ce12" table:formula="of:=IF([.K6]&lt;[.K18];[.K6];[.K18])" office:value-type="currency" office:currency="USD" office:value="6000" calcext:value-type="currency">
            <text:p>$6,000.00</text:p>
          </table:table-cell>
          <table:table-cell table:style-name="ce12" table:formula="of:=IF([.L6]&lt;[.L18];[.L6];[.L18])" office:value-type="currency" office:currency="USD" office:value="6000" calcext:value-type="currency">
            <text:p>$6,000.00</text:p>
          </table:table-cell>
          <table:table-cell table:style-name="ce12" table:formula="of:=IF([.M6]&lt;[.M18];[.M6];[.M18])" office:value-type="currency" office:currency="USD" office:value="6000" calcext:value-type="currency">
            <text:p>$6,000.00</text:p>
          </table:table-cell>
          <table:table-cell table:style-name="ce12" table:formula="of:=IF([.N6]&lt;[.N18];[.N6];[.N18])" office:value-type="currency" office:currency="USD" office:value="6000" calcext:value-type="currency">
            <text:p>$6,000.00</text:p>
          </table:table-cell>
          <table:table-cell table:style-name="ce12" table:formula="of:=IF([.O6]&lt;[.O18];[.O6];[.O18])" office:value-type="currency" office:currency="USD" office:value="6000" calcext:value-type="currency">
            <text:p>$6,000.00</text:p>
          </table:table-cell>
          <table:table-cell table:style-name="ce12" table:number-columns-repeated="3"/>
          <table:table-cell table:number-columns-repeated="1636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formula="of:=[.B16]*0.85" office:value-type="currency" office:currency="USD" office:value="0" calcext:value-type="currency">
            <text:p>$0.00</text:p>
          </table:table-cell>
          <table:table-cell table:formula="of:=[.C16]*0.85" office:value-type="currency" office:currency="USD" office:value="0" calcext:value-type="currency">
            <text:p>$0.00</text:p>
          </table:table-cell>
          <table:table-cell table:style-name="ce12" table:formula="of:=[.D16]*0.85" office:value-type="currency" office:currency="USD" office:value="0" calcext:value-type="currency">
            <text:p>$0.00</text:p>
          </table:table-cell>
          <table:table-cell table:style-name="ce12" table:formula="of:=[.E16]*0.85" office:value-type="currency" office:currency="USD" office:value="0" calcext:value-type="currency">
            <text:p>$0.00</text:p>
          </table:table-cell>
          <table:table-cell table:style-name="ce12" table:formula="of:=[.F16]*0.85" office:value-type="currency" office:currency="USD" office:value="0" calcext:value-type="currency">
            <text:p>$0.00</text:p>
          </table:table-cell>
          <table:table-cell table:style-name="ce12" table:formula="of:=[.G16]*0.85" office:value-type="currency" office:currency="USD" office:value="0" calcext:value-type="currency">
            <text:p>$0.00</text:p>
          </table:table-cell>
          <table:table-cell table:style-name="ce12" table:formula="of:=[.H16]*0.85" office:value-type="currency" office:currency="USD" office:value="5076.676" calcext:value-type="currency">
            <text:p>$5,076.68</text:p>
          </table:table-cell>
          <table:table-cell table:style-name="ce12" table:formula="of:=[.I16]*0.85" office:value-type="currency" office:currency="USD" office:value="15695.862" calcext:value-type="currency">
            <text:p>$15,695.86</text:p>
          </table:table-cell>
          <table:table-cell table:style-name="ce12" table:formula="of:=[.J16]*0.85" office:value-type="currency" office:currency="USD" office:value="28969.836" calcext:value-type="currency">
            <text:p>$28,969.84</text:p>
          </table:table-cell>
          <table:table-cell table:style-name="ce12" table:formula="of:=[.K16]*0.85" office:value-type="currency" office:currency="USD" office:value="45562.3035" calcext:value-type="currency">
            <text:p>$45,562.30</text:p>
          </table:table-cell>
          <table:table-cell table:style-name="ce12" table:formula="of:=[.L16]*0.85" office:value-type="currency" office:currency="USD" office:value="66302.907" calcext:value-type="currency">
            <text:p>$66,302.91</text:p>
          </table:table-cell>
          <table:table-cell table:style-name="ce12" table:formula="of:=[.M16]*0.85" office:value-type="currency" office:currency="USD" office:value="92228.6465" calcext:value-type="currency">
            <text:p>$92,228.65</text:p>
          </table:table-cell>
          <table:table-cell table:style-name="ce12" table:formula="of:=[.N16]*0.85" office:value-type="currency" office:currency="USD" office:value="124635.823" calcext:value-type="currency">
            <text:p>$124,635.82</text:p>
          </table:table-cell>
          <table:table-cell table:style-name="ce12" table:formula="of:=[.O16]*0.85" office:value-type="currency" office:currency="USD" office:value="165144.7915" calcext:value-type="currency">
            <text:p>$165,144.79</text:p>
          </table:table-cell>
          <table:table-cell table:style-name="ce12" table:number-columns-repeated="3"/>
          <table:table-cell table:number-columns-repeated="1636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[.B20]+[.B19]" office:value-type="currency" office:currency="USD" office:value="-14500" calcext:value-type="currency">
            <text:p>-$14,500.00</text:p>
          </table:table-cell>
          <table:table-cell table:formula="of:=[.C20]+[.C19]" office:value-type="currency" office:currency="USD" office:value="-7812.5" calcext:value-type="currency">
            <text:p>-$7,812.50</text:p>
          </table:table-cell>
          <table:table-cell table:style-name="ce12" table:formula="of:=[.D20]+[.D19]" office:value-type="currency" office:currency="USD" office:value="-5765.625" calcext:value-type="currency">
            <text:p>-$5,765.63</text:p>
          </table:table-cell>
          <table:table-cell table:style-name="ce12" table:formula="of:=[.E20]+[.E19]" office:value-type="currency" office:currency="USD" office:value="-3207.04" calcext:value-type="currency">
            <text:p>-$3,207.04</text:p>
          </table:table-cell>
          <table:table-cell table:style-name="ce12" table:formula="of:=[.F20]+[.F19]" office:value-type="currency" office:currency="USD" office:value="-8.79999999999927" calcext:value-type="currency">
            <text:p>-$8.80</text:p>
          </table:table-cell>
          <table:table-cell table:style-name="ce12" table:formula="of:=[.G20]+[.G19]" office:value-type="currency" office:currency="USD" office:value="3989.02" calcext:value-type="currency">
            <text:p>$3,989.02</text:p>
          </table:table-cell>
          <table:table-cell table:style-name="ce12" table:formula="of:=[.H20]+[.H19]" office:value-type="currency" office:currency="USD" office:value="11076.676" calcext:value-type="currency">
            <text:p>$11,076.68</text:p>
          </table:table-cell>
          <table:table-cell table:style-name="ce12" table:formula="of:=[.I20]+[.I19]" office:value-type="currency" office:currency="USD" office:value="21695.862" calcext:value-type="currency">
            <text:p>$21,695.86</text:p>
          </table:table-cell>
          <table:table-cell table:style-name="ce12" table:formula="of:=[.J20]+[.J19]" office:value-type="currency" office:currency="USD" office:value="34969.836" calcext:value-type="currency">
            <text:p>$34,969.84</text:p>
          </table:table-cell>
          <table:table-cell table:style-name="ce12" table:formula="of:=[.K20]+[.K19]" office:value-type="currency" office:currency="USD" office:value="51562.3035" calcext:value-type="currency">
            <text:p>$51,562.30</text:p>
          </table:table-cell>
          <table:table-cell table:style-name="ce12" table:formula="of:=[.L20]+[.L19]" office:value-type="currency" office:currency="USD" office:value="72302.907" calcext:value-type="currency">
            <text:p>$72,302.91</text:p>
          </table:table-cell>
          <table:table-cell table:style-name="ce12" table:formula="of:=[.M20]+[.M19]" office:value-type="currency" office:currency="USD" office:value="98228.6465" calcext:value-type="currency">
            <text:p>$98,228.65</text:p>
          </table:table-cell>
          <table:table-cell table:style-name="ce12" table:formula="of:=[.N20]+[.N19]" office:value-type="currency" office:currency="USD" office:value="130635.823" calcext:value-type="currency">
            <text:p>$130,635.82</text:p>
          </table:table-cell>
          <table:table-cell table:style-name="ce12" table:formula="of:=[.O20]+[.O19]" office:value-type="currency" office:currency="USD" office:value="171144.7915" calcext:value-type="currency">
            <text:p>$171,144.79</text:p>
          </table:table-cell>
          <table:table-cell table:style-name="ce12" table:number-columns-repeated="3"/>
          <table:table-cell table:number-columns-repeated="1636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formula="of:=[.B5]*0.85" office:value-type="currency" office:currency="USD" office:value="5100" calcext:value-type="currency">
            <text:p>$5,100.00</text:p>
          </table:table-cell>
          <table:table-cell table:formula="of:=[.C5]*0.85" office:value-type="currency" office:currency="USD" office:value="6375" calcext:value-type="currency">
            <text:p>$6,375.00</text:p>
          </table:table-cell>
          <table:table-cell table:style-name="ce12" table:formula="of:=[.D5]*0.85" office:value-type="currency" office:currency="USD" office:value="7968.75" calcext:value-type="currency">
            <text:p>$7,968.75</text:p>
          </table:table-cell>
          <table:table-cell table:style-name="ce12" table:formula="of:=[.E5]*0.85" office:value-type="currency" office:currency="USD" office:value="9960.912" calcext:value-type="currency">
            <text:p>$9,960.91</text:p>
          </table:table-cell>
          <table:table-cell table:style-name="ce12" table:formula="of:=[.F5]*0.85" office:value-type="currency" office:currency="USD" office:value="12451.14" calcext:value-type="currency">
            <text:p>$12,451.14</text:p>
          </table:table-cell>
          <table:table-cell table:style-name="ce12" table:formula="of:=[.G5]*0.85" office:value-type="currency" office:currency="USD" office:value="15563.976" calcext:value-type="currency">
            <text:p>$15,563.98</text:p>
          </table:table-cell>
          <table:table-cell table:style-name="ce12" table:formula="of:=[.H5]*0.85" office:value-type="currency" office:currency="USD" office:value="19454.97" calcext:value-type="currency">
            <text:p>$19,454.97</text:p>
          </table:table-cell>
          <table:table-cell table:style-name="ce12" table:formula="of:=[.I5]*0.85" office:value-type="currency" office:currency="USD" office:value="24318.738" calcext:value-type="currency">
            <text:p>$24,318.74</text:p>
          </table:table-cell>
          <table:table-cell table:style-name="ce12" table:formula="of:=[.J5]*0.85" office:value-type="currency" office:currency="USD" office:value="30398.448" calcext:value-type="currency">
            <text:p>$30,398.45</text:p>
          </table:table-cell>
          <table:table-cell table:style-name="ce12" table:formula="of:=[.K5]*0.85" office:value-type="currency" office:currency="USD" office:value="37998.06" calcext:value-type="currency">
            <text:p>$37,998.06</text:p>
          </table:table-cell>
          <table:table-cell table:style-name="ce12" table:formula="of:=[.L5]*0.85" office:value-type="currency" office:currency="USD" office:value="47497.626" calcext:value-type="currency">
            <text:p>$47,497.63</text:p>
          </table:table-cell>
          <table:table-cell table:style-name="ce12" table:formula="of:=[.M5]*0.85" office:value-type="currency" office:currency="USD" office:value="59372.058" calcext:value-type="currency">
            <text:p>$59,372.06</text:p>
          </table:table-cell>
          <table:table-cell table:style-name="ce12" table:formula="of:=[.N5]*0.85" office:value-type="currency" office:currency="USD" office:value="74215.098" calcext:value-type="currency">
            <text:p>$74,215.10</text:p>
          </table:table-cell>
          <table:table-cell table:style-name="ce12" table:formula="of:=[.O5]*0.85" office:value-type="currency" office:currency="USD" office:value="92768.898" calcext:value-type="currency">
            <text:p>$92,768.90</text:p>
          </table:table-cell>
          <table:table-cell table:style-name="ce12" table:number-columns-repeated="3"/>
          <table:table-cell table:number-columns-repeated="1636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formula="of:=IF([.B21]&lt;[.B22];[.B21];[.B22])" office:value-type="currency" office:currency="USD" office:value="-14500" calcext:value-type="currency">
            <text:p>-$14,500.00</text:p>
          </table:table-cell>
          <table:table-cell table:formula="of:=IF([.C21]&lt;[.C22];[.C21];[.C22])" office:value-type="currency" office:currency="USD" office:value="-7812.5" calcext:value-type="currency">
            <text:p>-$7,812.50</text:p>
          </table:table-cell>
          <table:table-cell table:style-name="ce12" table:formula="of:=IF([.D21]&lt;[.D22];[.D21];[.D22])" office:value-type="currency" office:currency="USD" office:value="-5765.625" calcext:value-type="currency">
            <text:p>-$5,765.63</text:p>
          </table:table-cell>
          <table:table-cell table:style-name="ce12" table:formula="of:=IF([.E21]&lt;[.E22];[.E21];[.E22])" office:value-type="currency" office:currency="USD" office:value="-3207.04" calcext:value-type="currency">
            <text:p>-$3,207.04</text:p>
          </table:table-cell>
          <table:table-cell table:style-name="ce12" table:formula="of:=IF([.F21]&lt;[.F22];[.F21];[.F22])" office:value-type="currency" office:currency="USD" office:value="-8.79999999999927" calcext:value-type="currency">
            <text:p>-$8.80</text:p>
          </table:table-cell>
          <table:table-cell table:style-name="ce12" table:formula="of:=IF([.G21]&lt;[.G22];[.G21];[.G22])" office:value-type="currency" office:currency="USD" office:value="3989.02" calcext:value-type="currency">
            <text:p>$3,989.02</text:p>
          </table:table-cell>
          <table:table-cell table:style-name="ce12" table:formula="of:=IF([.H21]&lt;[.H22];[.H21];[.H22])" office:value-type="currency" office:currency="USD" office:value="11076.676" calcext:value-type="currency">
            <text:p>$11,076.68</text:p>
          </table:table-cell>
          <table:table-cell table:style-name="ce12" table:formula="of:=IF([.I21]&lt;[.I22];[.I21];[.I22])" office:value-type="currency" office:currency="USD" office:value="21695.862" calcext:value-type="currency">
            <text:p>$21,695.86</text:p>
          </table:table-cell>
          <table:table-cell table:style-name="ce12" table:formula="of:=IF([.J21]&lt;[.J22];[.J21];[.J22])" office:value-type="currency" office:currency="USD" office:value="30398.448" calcext:value-type="currency">
            <text:p>$30,398.45</text:p>
          </table:table-cell>
          <table:table-cell table:style-name="ce12" table:formula="of:=IF([.K21]&lt;[.K22];[.K21];[.K22])" office:value-type="currency" office:currency="USD" office:value="37998.06" calcext:value-type="currency">
            <text:p>$37,998.06</text:p>
          </table:table-cell>
          <table:table-cell table:style-name="ce12" table:formula="of:=IF([.L21]&lt;[.L22];[.L21];[.L22])" office:value-type="currency" office:currency="USD" office:value="47497.626" calcext:value-type="currency">
            <text:p>$47,497.63</text:p>
          </table:table-cell>
          <table:table-cell table:style-name="ce12" table:formula="of:=IF([.M21]&lt;[.M22];[.M21];[.M22])" office:value-type="currency" office:currency="USD" office:value="59372.058" calcext:value-type="currency">
            <text:p>$59,372.06</text:p>
          </table:table-cell>
          <table:table-cell table:style-name="ce12" table:formula="of:=IF([.N21]&lt;[.N22];[.N21];[.N22])" office:value-type="currency" office:currency="USD" office:value="74215.098" calcext:value-type="currency">
            <text:p>$74,215.10</text:p>
          </table:table-cell>
          <table:table-cell table:style-name="ce12" table:formula="of:=IF([.O21]&lt;[.O22];[.O21];[.O22])" office:value-type="currency" office:currency="USD" office:value="92768.898" calcext:value-type="currency">
            <text:p>$92,768.90</text:p>
          </table:table-cell>
          <table:table-cell table:style-name="ce12" table:number-columns-repeated="3"/>
          <table:table-cell table:number-columns-repeated="16366"/>
        </table:table-row>
        <table:table-row table:style-name="ro1">
          <table:table-cell table:style-name="ce2"/>
          <table:table-cell table:number-columns-repeated="2"/>
          <table:table-cell table:style-name="ce12" table:number-columns-repeated="15"/>
          <table:table-cell table:number-columns-repeated="16366"/>
        </table:table-row>
        <table:table-row table:style-name="ro1">
          <table:table-cell table:style-name="ce2"/>
          <table:table-cell table:formula="of:=IF([.B13]=&quot;NO&quot;;0;[.B23])" office:value-type="currency" office:currency="USD" office:value="0" calcext:value-type="currency">
            <text:p>$0.00</text:p>
          </table:table-cell>
          <table:table-cell table:formula="of:=IF([.C13]=&quot;NO&quot;;0;[.C23])" office:value-type="currency" office:currency="USD" office:value="0" calcext:value-type="currency">
            <text:p>$0.00</text:p>
          </table:table-cell>
          <table:table-cell table:style-name="ce12" table:formula="of:=IF([.D13]=&quot;NO&quot;;0;[.D23])" office:value-type="currency" office:currency="USD" office:value="0" calcext:value-type="currency">
            <text:p>$0.00</text:p>
          </table:table-cell>
          <table:table-cell table:style-name="ce12" table:formula="of:=IF([.E13]=&quot;NO&quot;;0;[.E23])" office:value-type="currency" office:currency="USD" office:value="0" calcext:value-type="currency">
            <text:p>$0.00</text:p>
          </table:table-cell>
          <table:table-cell table:style-name="ce12" table:formula="of:=IF([.F13]=&quot;NO&quot;;0;[.F23])" office:value-type="currency" office:currency="USD" office:value="0" calcext:value-type="currency">
            <text:p>$0.00</text:p>
          </table:table-cell>
          <table:table-cell table:style-name="ce12" table:formula="of:=IF([.G13]=&quot;NO&quot;;0;[.G23])" office:value-type="currency" office:currency="USD" office:value="3989.02" calcext:value-type="currency">
            <text:p>$3,989.02</text:p>
          </table:table-cell>
          <table:table-cell table:style-name="ce12" table:formula="of:=IF([.H13]=&quot;NO&quot;;0;[.H23])" office:value-type="currency" office:currency="USD" office:value="11076.676" calcext:value-type="currency">
            <text:p>$11,076.68</text:p>
          </table:table-cell>
          <table:table-cell table:style-name="ce12" table:formula="of:=IF([.I13]=&quot;NO&quot;;0;[.I23])" office:value-type="currency" office:currency="USD" office:value="21695.862" calcext:value-type="currency">
            <text:p>$21,695.86</text:p>
          </table:table-cell>
          <table:table-cell table:style-name="ce12" table:formula="of:=IF([.J13]=&quot;NO&quot;;0;[.J23])" office:value-type="currency" office:currency="USD" office:value="30398.448" calcext:value-type="currency">
            <text:p>$30,398.45</text:p>
          </table:table-cell>
          <table:table-cell table:style-name="ce12" table:formula="of:=IF([.K13]=&quot;NO&quot;;0;[.K23])" office:value-type="currency" office:currency="USD" office:value="37998.06" calcext:value-type="currency">
            <text:p>$37,998.06</text:p>
          </table:table-cell>
          <table:table-cell table:style-name="ce12" table:formula="of:=IF([.L13]=&quot;NO&quot;;0;[.L23])" office:value-type="currency" office:currency="USD" office:value="47497.626" calcext:value-type="currency">
            <text:p>$47,497.63</text:p>
          </table:table-cell>
          <table:table-cell table:style-name="ce12" table:formula="of:=IF([.M13]=&quot;NO&quot;;0;[.M23])" office:value-type="currency" office:currency="USD" office:value="59372.058" calcext:value-type="currency">
            <text:p>$59,372.06</text:p>
          </table:table-cell>
          <table:table-cell table:style-name="ce12" table:formula="of:=IF([.N13]=&quot;NO&quot;;0;[.N23])" office:value-type="currency" office:currency="USD" office:value="74215.098" calcext:value-type="currency">
            <text:p>$74,215.10</text:p>
          </table:table-cell>
          <table:table-cell table:style-name="ce12" table:formula="of:=IF([.O13]=&quot;NO&quot;;0;[.O23])" office:value-type="currency" office:currency="USD" office:value="92768.898" calcext:value-type="currency">
            <text:p>$92,768.90</text:p>
          </table:table-cell>
          <table:table-cell table:style-name="ce12" table:number-columns-repeated="3"/>
          <table:table-cell table:number-columns-repeated="16366"/>
        </table:table-row>
        <table:table-row table:style-name="ro1" table:number-rows-repeated="2">
          <table:table-cell table:style-name="ce2"/>
          <table:table-cell table:number-columns-repeated="2"/>
          <table:table-cell table:style-name="ce12" table:number-columns-repeated="15"/>
          <table:table-cell table:number-columns-repeated="16366"/>
        </table:table-row>
        <table:table-row table:style-name="ro1">
          <table:table-cell table:style-name="ce2"/>
          <table:table-cell table:style-name="ce13" table:formula="of:=&quot;[InlineData(&quot;&amp;ROUND([.B1];2)&amp;&quot;, &quot;&amp;ROUND([.B2];2)&amp;&quot;, &quot;&amp;ROUND([.B3];2)&amp;&quot;, &quot;&amp;ROUND([.B25];2)&amp;&quot;)]&quot;" office:value-type="string" office:string-value="[InlineData(500, 10000, 100, 0)]" calcext:value-type="string">
            <text:p>[InlineData(500, 10000, 100, 0)]</text:p>
          </table:table-cell>
          <table:table-cell table:style-name="ce13" table:formula="of:=&quot;[InlineData(&quot;&amp;ROUND([.C1];2)&amp;&quot;, &quot;&amp;ROUND([.C2];2)&amp;&quot;, &quot;&amp;ROUND([.C3];2)&amp;&quot;, &quot;&amp;ROUND([.C25];2)&amp;&quot;)]&quot;" office:value-type="string" office:string-value="[InlineData(625, 12500, 125, 0)]" calcext:value-type="string">
            <text:p>[InlineData(625, 12500, 125, 0)]</text:p>
          </table:table-cell>
          <table:table-cell table:style-name="ce13" table:formula="of:=&quot;[InlineData(&quot;&amp;ROUND([.D1];2)&amp;&quot;, &quot;&amp;ROUND([.D2];2)&amp;&quot;, &quot;&amp;ROUND([.D3];2)&amp;&quot;, &quot;&amp;ROUND([.D25];2)&amp;&quot;)]&quot;" office:value-type="string" office:string-value="[InlineData(781.25, 15625, 156.25, 0)]" calcext:value-type="string">
            <text:p>[InlineData(781.25, 15625, 156.25, 0)]</text:p>
          </table:table-cell>
          <table:table-cell table:style-name="ce13" table:formula="of:=&quot;[InlineData(&quot;&amp;ROUND([.E1];2)&amp;&quot;, &quot;&amp;ROUND([.E2];2)&amp;&quot;, &quot;&amp;ROUND([.E3];2)&amp;&quot;, &quot;&amp;ROUND([.E25];2)&amp;&quot;)]&quot;" office:value-type="string" office:string-value="[InlineData(976.56, 19531.25, 195.31, 0)]" calcext:value-type="string">
            <text:p>[InlineData(976.56, 19531.25, 195.31, 0)]</text:p>
          </table:table-cell>
          <table:table-cell table:style-name="ce13" table:formula="of:=&quot;[InlineData(&quot;&amp;ROUND([.F1];2)&amp;&quot;, &quot;&amp;ROUND([.F2];2)&amp;&quot;, &quot;&amp;ROUND([.F3];2)&amp;&quot;, &quot;&amp;ROUND([.F25];2)&amp;&quot;)]&quot;" office:value-type="string" office:string-value="[InlineData(1220.7, 24414.06, 244.14, 0)]" calcext:value-type="string">
            <text:p>[InlineData(1220.7, 24414.06, 244.14, 0)]</text:p>
          </table:table-cell>
          <table:table-cell table:style-name="ce13" table:formula="of:=&quot;[InlineData(&quot;&amp;ROUND([.G1];2)&amp;&quot;, &quot;&amp;ROUND([.G2];2)&amp;&quot;, &quot;&amp;ROUND([.G3];2)&amp;&quot;, &quot;&amp;ROUND([.G25];2)&amp;&quot;)]&quot;" office:value-type="string" office:string-value="[InlineData(1525.88, 30517.58, 305.18, 3989.02)]" calcext:value-type="string">
            <text:p>[InlineData(1525.88, 30517.58, 305.18, 3989.02)]</text:p>
          </table:table-cell>
          <table:table-cell table:style-name="ce13" table:formula="of:=&quot;[InlineData(&quot;&amp;ROUND([.H1];2)&amp;&quot;, &quot;&amp;ROUND([.H2];2)&amp;&quot;, &quot;&amp;ROUND([.H3];2)&amp;&quot;, &quot;&amp;ROUND([.H25];2)&amp;&quot;)]&quot;" office:value-type="string" office:string-value="[InlineData(1907.35, 38146.98, 381.48, 11076.68)]" calcext:value-type="string">
            <text:p>[InlineData(1907.35, 38146.98, 381.48, 11076.68)]</text:p>
          </table:table-cell>
          <table:table-cell table:style-name="ce13" table:formula="of:=&quot;[InlineData(&quot;&amp;ROUND([.I1];2)&amp;&quot;, &quot;&amp;ROUND([.I2];2)&amp;&quot;, &quot;&amp;ROUND([.I3];2)&amp;&quot;, &quot;&amp;ROUND([.I25];2)&amp;&quot;)]&quot;" office:value-type="string" office:string-value="[InlineData(2384.19, 47683.73, 476.85, 21695.86)]" calcext:value-type="string">
            <text:p>[InlineData(2384.19, 47683.73, 476.85, 21695.86)]</text:p>
          </table:table-cell>
          <table:table-cell table:style-name="ce13" table:formula="of:=&quot;[InlineData(&quot;&amp;ROUND([.J1];2)&amp;&quot;, &quot;&amp;ROUND([.J2];2)&amp;&quot;, &quot;&amp;ROUND([.J3];2)&amp;&quot;, &quot;&amp;ROUND([.J25];2)&amp;&quot;)]&quot;" office:value-type="string" office:string-value="[InlineData(2980.24, 59604.66, 596.06, 30398.45)]" calcext:value-type="string">
            <text:p>[InlineData(2980.24, 59604.66, 596.06, 30398.45)]</text:p>
          </table:table-cell>
          <table:table-cell table:style-name="ce13" table:formula="of:=&quot;[InlineData(&quot;&amp;ROUND([.K1];2)&amp;&quot;, &quot;&amp;ROUND([.K2];2)&amp;&quot;, &quot;&amp;ROUND([.K3];2)&amp;&quot;, &quot;&amp;ROUND([.K25];2)&amp;&quot;)]&quot;" office:value-type="string" office:string-value="[InlineData(3725.3, 74505.83, 745.08, 37998.06)]" calcext:value-type="string">
            <text:p>[InlineData(3725.3, 74505.83, 745.08, 37998.06)]</text:p>
          </table:table-cell>
          <table:table-cell table:style-name="ce13" table:formula="of:=&quot;[InlineData(&quot;&amp;ROUND([.L1];2)&amp;&quot;, &quot;&amp;ROUND([.L2];2)&amp;&quot;, &quot;&amp;ROUND([.L3];2)&amp;&quot;, &quot;&amp;ROUND([.L25];2)&amp;&quot;)]&quot;" office:value-type="string" office:string-value="[InlineData(4656.63, 93132.29, 931.35, 47497.63)]" calcext:value-type="string">
            <text:p>[InlineData(4656.63, 93132.29, 931.35, 47497.63)]</text:p>
          </table:table-cell>
          <table:table-cell table:style-name="ce13" table:formula="of:=&quot;[InlineData(&quot;&amp;ROUND([.M1];2)&amp;&quot;, &quot;&amp;ROUND([.M2];2)&amp;&quot;, &quot;&amp;ROUND([.M3];2)&amp;&quot;, &quot;&amp;ROUND([.M25];2)&amp;&quot;)]&quot;" office:value-type="string" office:string-value="[InlineData(5820.79, 116415.36, 1164.19, 59372.06)]" calcext:value-type="string">
            <text:p>[InlineData(5820.79, 116415.36, 1164.19, 59372.06)]</text:p>
          </table:table-cell>
          <table:table-cell table:style-name="ce13" table:formula="of:=&quot;[InlineData(&quot;&amp;ROUND([.N1];2)&amp;&quot;, &quot;&amp;ROUND([.N2];2)&amp;&quot;, &quot;&amp;ROUND([.N3];2)&amp;&quot;, &quot;&amp;ROUND([.N25];2)&amp;&quot;)]&quot;" office:value-type="string" office:string-value="[InlineData(7275.99, 145519.2, 1455.24, 74215.1)]" calcext:value-type="string">
            <text:p>[InlineData(7275.99, 145519.2, 1455.24, 74215.1)]</text:p>
          </table:table-cell>
          <table:table-cell table:style-name="ce13" table:formula="of:=&quot;[InlineData(&quot;&amp;ROUND([.O1];2)&amp;&quot;, &quot;&amp;ROUND([.O2];2)&amp;&quot;, &quot;&amp;ROUND([.O3];2)&amp;&quot;, &quot;&amp;ROUND([.O25];2)&amp;&quot;)]&quot;" office:value-type="string" office:string-value="[InlineData(9094.99, 181899, 1819.05, 92768.9)]" calcext:value-type="string">
            <text:p>[InlineData(9094.99, 181899, 1819.05, 92768.9)]</text:p>
          </table:table-cell>
          <table:table-cell table:style-name="ce13" table:number-columns-repeated="3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3" table:formula="of:=[.B28]" office:value-type="string" office:string-value="[InlineData(500, 10000, 100, 0)]" calcext:value-type="string">
            <text:p>[InlineData(500, 10000, 100, 0)]</text:p>
          </table:table-cell>
          <table:table-cell table:style-name="Default" table:number-columns-repeated="13"/>
          <table:table-cell table:number-columns-repeated="16369"/>
        </table:table-row>
        <table:table-row table:style-name="ro1">
          <table:table-cell/>
          <table:table-cell table:style-name="ce13" table:formula="of:=[.C28]" office:value-type="string" office:string-value="[InlineData(625, 12500, 125, 0)]" calcext:value-type="string">
            <text:p>[InlineData(625, 12500, 125, 0)]</text:p>
          </table:table-cell>
          <table:table-cell table:number-columns-repeated="16382"/>
        </table:table-row>
        <table:table-row table:style-name="ro1">
          <table:table-cell/>
          <table:table-cell table:style-name="ce13" table:formula="of:=[.D28]" office:value-type="string" office:string-value="[InlineData(781.25, 15625, 156.25, 0)]" calcext:value-type="string">
            <text:p>[InlineData(781.25, 15625, 156.25, 0)]</text:p>
          </table:table-cell>
          <table:table-cell table:number-columns-repeated="16382"/>
        </table:table-row>
        <table:table-row table:style-name="ro1">
          <table:table-cell/>
          <table:table-cell table:style-name="ce13" table:formula="of:=[.E28]" office:value-type="string" office:string-value="[InlineData(976.56, 19531.25, 195.31, 0)]" calcext:value-type="string">
            <text:p>[InlineData(976.56, 19531.25, 195.31, 0)]</text:p>
          </table:table-cell>
          <table:table-cell table:number-columns-repeated="16382"/>
        </table:table-row>
        <table:table-row table:style-name="ro1">
          <table:table-cell/>
          <table:table-cell table:style-name="ce13" table:formula="of:=[.F28]" office:value-type="string" office:string-value="[InlineData(1220.7, 24414.06, 244.14, 0)]" calcext:value-type="string">
            <text:p>[InlineData(1220.7, 24414.06, 244.14, 0)]</text:p>
          </table:table-cell>
          <table:table-cell table:number-columns-repeated="16382"/>
        </table:table-row>
        <table:table-row table:style-name="ro1">
          <table:table-cell/>
          <table:table-cell table:style-name="ce13" table:formula="of:=[.G28]" office:value-type="string" office:string-value="[InlineData(1525.88, 30517.58, 305.18, 3989.02)]" calcext:value-type="string">
            <text:p>[InlineData(1525.88, 30517.58, 305.18, 3989.02)]</text:p>
          </table:table-cell>
          <table:table-cell table:number-columns-repeated="16382"/>
        </table:table-row>
        <table:table-row table:style-name="ro1">
          <table:table-cell/>
          <table:table-cell table:style-name="ce13" table:formula="of:=[.H28]" office:value-type="string" office:string-value="[InlineData(1907.35, 38146.98, 381.48, 11076.68)]" calcext:value-type="string">
            <text:p>[InlineData(1907.35, 38146.98, 381.48, 11076.68)]</text:p>
          </table:table-cell>
          <table:table-cell table:number-columns-repeated="16382"/>
        </table:table-row>
        <table:table-row table:style-name="ro1">
          <table:table-cell/>
          <table:table-cell table:style-name="ce13" table:formula="of:=[.I28]" office:value-type="string" office:string-value="[InlineData(2384.19, 47683.73, 476.85, 21695.86)]" calcext:value-type="string">
            <text:p>[InlineData(2384.19, 47683.73, 476.85, 21695.86)]</text:p>
          </table:table-cell>
          <table:table-cell table:number-columns-repeated="16382"/>
        </table:table-row>
        <table:table-row table:style-name="ro1">
          <table:table-cell/>
          <table:table-cell table:style-name="ce13" table:formula="of:=[.J28]" office:value-type="string" office:string-value="[InlineData(2980.24, 59604.66, 596.06, 30398.45)]" calcext:value-type="string">
            <text:p>[InlineData(2980.24, 59604.66, 596.06, 30398.45)]</text:p>
          </table:table-cell>
          <table:table-cell table:number-columns-repeated="16382"/>
        </table:table-row>
        <table:table-row table:style-name="ro1">
          <table:table-cell/>
          <table:table-cell table:style-name="ce13" table:formula="of:=[.K28]" office:value-type="string" office:string-value="[InlineData(3725.3, 74505.83, 745.08, 37998.06)]" calcext:value-type="string">
            <text:p>[InlineData(3725.3, 74505.83, 745.08, 37998.06)]</text:p>
          </table:table-cell>
          <table:table-cell table:number-columns-repeated="16382"/>
        </table:table-row>
        <table:table-row table:style-name="ro1">
          <table:table-cell/>
          <table:table-cell table:style-name="ce13" table:formula="of:=[.L28]" office:value-type="string" office:string-value="[InlineData(4656.63, 93132.29, 931.35, 47497.63)]" calcext:value-type="string">
            <text:p>[InlineData(4656.63, 93132.29, 931.35, 47497.63)]</text:p>
          </table:table-cell>
          <table:table-cell table:number-columns-repeated="16382"/>
        </table:table-row>
        <table:table-row table:style-name="ro1">
          <table:table-cell/>
          <table:table-cell table:style-name="ce13" table:formula="of:=[.M28]" office:value-type="string" office:string-value="[InlineData(5820.79, 116415.36, 1164.19, 59372.06)]" calcext:value-type="string">
            <text:p>[InlineData(5820.79, 116415.36, 1164.19, 59372.06)]</text:p>
          </table:table-cell>
          <table:table-cell table:number-columns-repeated="16382"/>
        </table:table-row>
        <table:table-row table:style-name="ro1">
          <table:table-cell/>
          <table:table-cell table:style-name="ce13" table:formula="of:=[.N28]" office:value-type="string" office:string-value="[InlineData(7275.99, 145519.2, 1455.24, 74215.1)]" calcext:value-type="string">
            <text:p>[InlineData(7275.99, 145519.2, 1455.24, 74215.1)]</text:p>
          </table:table-cell>
          <table:table-cell table:number-columns-repeated="16382"/>
        </table:table-row>
        <table:table-row table:style-name="ro1">
          <table:table-cell/>
          <table:table-cell table:style-name="ce13" table:formula="of:=[.O28]" office:value-type="string" office:string-value="[InlineData(9094.99, 181899, 1819.05, 92768.9)]" calcext:value-type="string">
            <text:p>[InlineData(9094.99, 181899, 1819.05, 92768.9)]</text:p>
          </table:table-cell>
          <table:table-cell table:number-columns-repeated="16382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althcareSpend" table:style-name="ta1">
        <table:table-column table:style-name="co1" table:number-columns-repeated="16384" table:default-cell-style-name="ce3"/>
        <table:table-row table:style-name="ro3">
          <table:table-cell table:style-name="ce1" office:value-type="string" calcext:value-type="string">
            <text:p>year</text:p>
          </table:table-cell>
          <table:table-cell table:style-name="ce1"/>
          <table:table-cell table:style-name="ce1" office:value-type="string" calcext:value-type="string">
            <text:p>return val</text:p>
          </table:table-cell>
          <table:table-cell table:style-name="ce1" office:value-type="string" calcext:value-type="string">
            <text:p>retirement year</text:p>
          </table:table-cell>
          <table:table-cell table:style-name="ce1" office:value-type="string" calcext:value-type="string">
            <text:p>birth year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is retired?</text:p>
          </table:table-cell>
          <table:table-cell table:style-name="ce1" office:value-type="string" calcext:value-type="string">
            <text:p>RequiredMonthlySpendHealthCare</text:p>
          </table:table-cell>
          <table:table-cell table:style-name="ce1" office:value-type="string" calcext:value-type="string">
            <text:p>yearsOver65</text:p>
          </table:table-cell>
          <table:table-cell table:style-name="ce1" office:value-type="string" calcext:value-type="string">
            <text:p>decadesOver65</text:p>
          </table:table-cell>
          <table:table-cell table:style-name="ce1" office:value-type="string" calcext:value-type="string">
            <text:p>numHospitalAdmissionsPerYear</text:p>
          </table:table-cell>
          <table:table-cell table:style-name="ce1" office:value-type="string" calcext:value-type="string">
            <text:p>partADeductible</text:p>
          </table:table-cell>
          <table:table-cell table:style-name="ce1" office:value-type="string" calcext:value-type="string">
            <text:p>totalPartACostPerYear</text:p>
          </table:table-cell>
          <table:table-cell table:style-name="ce1" office:value-type="string" calcext:value-type="string">
            <text:p>totalPartACostPerMonth</text:p>
          </table:table-cell>
          <table:table-cell table:style-name="ce1" office:value-type="string" calcext:value-type="string">
            <text:p>totalPartBCostPerMonth</text:p>
          </table:table-cell>
          <table:table-cell table:style-name="ce1" office:value-type="string" calcext:value-type="string">
            <text:p>totalPartDCostPerMonth</text:p>
          </table:table-cell>
          <table:table-cell table:style-name="ce1" office:value-type="string" calcext:value-type="string">
            <text:p>total medicare cost</text:p>
          </table:table-cell>
          <table:table-cell table:number-columns-repeated="16367"/>
        </table:table-row>
        <table:table-row table:style-name="ro1">
          <table:table-cell office:value-type="float" office:value="2025" calcext:value-type="float">
            <text:p>2025</text:p>
          </table:table-cell>
          <table:table-cell/>
          <table:table-cell table:formula="of:=IF([.G2]=0;0;IF([.F2] &lt; 65;[.H2];IF([.F2]&gt;=88;[.H2]*2;[.Q2])))"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2]-[.E2]" office:value-type="float" office:value="50" calcext:value-type="float">
            <text:p>50</text:p>
          </table:table-cell>
          <table:table-cell table:formula="of:=IF([.A2]&gt;=[.D2];1; 0)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formula="of:=[.F2]-65" office:value-type="float" office:value="-15" calcext:value-type="float">
            <text:p>-15</text:p>
          </table:table-cell>
          <table:table-cell table:formula="of:=[.I2]/10" office:value-type="float" office:value="-1.5" calcext:value-type="float">
            <text:p>-1.5</text:p>
          </table:table-cell>
          <table:table-cell table:formula="of:=1.5+([.J2]*1)" office:value-type="float" office:value="0" calcext:value-type="float">
            <text:p>0</text:p>
          </table:table-cell>
          <table:table-cell table:formula="of:=[.K2]*1676" office:value-type="float" office:value="0" calcext:value-type="float">
            <text:p>0</text:p>
          </table:table-cell>
          <table:table-cell table:formula="of:=[.L2]" office:value-type="float" office:value="0" calcext:value-type="float">
            <text:p>0</text:p>
          </table:table-cell>
          <table:table-cell table:formula="of:=[.M2]/12" office:value-type="float" office:value="0" calcext:value-type="float">
            <text:p>0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2]+[.O2]+[.P2];2)" office:value-type="float" office:value="655.83" calcext:value-type="float">
            <text:p>655.83</text:p>
          </table:table-cell>
          <table:table-cell table:formula="of:=&quot;[InlineData(&quot;&amp;[.A2]&amp;&quot;, &quot;&amp;[.C2]&amp;&quot;)] &quot;&amp;[.B2]" office:value-type="string" office:string-value="[InlineData(2025, 0)] " calcext:value-type="string">
            <text:p>[InlineData(2025, 0)] </text:p>
          </table:table-cell>
          <table:table-cell table:number-columns-repeated="16366"/>
        </table:table-row>
        <table:table-row table:style-name="ro1">
          <table:table-cell table:formula="of:=[.A2]+5" office:value-type="float" office:value="2030" calcext:value-type="float">
            <text:p>2030</text:p>
          </table:table-cell>
          <table:table-cell office:value-type="string" calcext:value-type="string">
            <text:p>// retirement age, no medicare</text:p>
          </table:table-cell>
          <table:table-cell table:formula="of:=IF([.G3]=0;0;IF([.F3] &lt; 65;[.H3];IF([.F3]&gt;=88;[.H3]*2;[.Q3])))" office:value-type="float" office:value="3000" calcext:value-type="float">
            <text:p>3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3]-[.E3]" office:value-type="float" office:value="55" calcext:value-type="float">
            <text:p>55</text:p>
          </table:table-cell>
          <table:table-cell table:formula="of:=IF([.A3]&gt;=[.D3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3]-65" office:value-type="float" office:value="-10" calcext:value-type="float">
            <text:p>-10</text:p>
          </table:table-cell>
          <table:table-cell table:formula="of:=[.I3]/10" office:value-type="float" office:value="-1" calcext:value-type="float">
            <text:p>-1</text:p>
          </table:table-cell>
          <table:table-cell table:formula="of:=1.5+([.J3]*1)" office:value-type="float" office:value="0.5" calcext:value-type="float">
            <text:p>0.5</text:p>
          </table:table-cell>
          <table:table-cell table:formula="of:=[.K3]*1676" office:value-type="float" office:value="838" calcext:value-type="float">
            <text:p>838</text:p>
          </table:table-cell>
          <table:table-cell table:formula="of:=[.L3]" office:value-type="float" office:value="838" calcext:value-type="float">
            <text:p>838</text:p>
          </table:table-cell>
          <table:table-cell table:formula="of:=[.M3]/12" office:value-type="float" office:value="69.8333333333333" calcext:value-type="float">
            <text:p>69.83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3]+[.O3]+[.P3];2)" office:value-type="float" office:value="725.67" calcext:value-type="float">
            <text:p>725.67</text:p>
          </table:table-cell>
          <table:table-cell table:formula="of:=&quot;[InlineData(&quot;&amp;[.A3]&amp;&quot;, &quot;&amp;[.C3]&amp;&quot;)] &quot;&amp;[.B3]" office:value-type="string" office:string-value="[InlineData(2030, 3000)] // retirement age, no medicare" calcext:value-type="string">
            <text:p>[InlineData(2030, 3000)] // retirement age, no medicare</text:p>
          </table:table-cell>
          <table:table-cell table:number-columns-repeated="16366"/>
        </table:table-row>
        <table:table-row table:style-name="ro1">
          <table:table-cell table:formula="of:=[.A3]+5" office:value-type="float" office:value="2035" calcext:value-type="float">
            <text:p>2035</text:p>
          </table:table-cell>
          <table:table-cell/>
          <table:table-cell table:formula="of:=IF([.G4]=0;0;IF([.F4] &lt; 65;[.H4];IF([.F4]&gt;=88;[.H4]*2;[.Q4])))" office:value-type="float" office:value="3000" calcext:value-type="float">
            <text:p>3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4]-[.E4]" office:value-type="float" office:value="60" calcext:value-type="float">
            <text:p>60</text:p>
          </table:table-cell>
          <table:table-cell table:formula="of:=IF([.A4]&gt;=[.D4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4]-65" office:value-type="float" office:value="-5" calcext:value-type="float">
            <text:p>-5</text:p>
          </table:table-cell>
          <table:table-cell table:formula="of:=[.I4]/10" office:value-type="float" office:value="-0.5" calcext:value-type="float">
            <text:p>-0.5</text:p>
          </table:table-cell>
          <table:table-cell table:formula="of:=1.5+([.J4]*1)" office:value-type="float" office:value="1" calcext:value-type="float">
            <text:p>1</text:p>
          </table:table-cell>
          <table:table-cell table:formula="of:=[.K4]*1676" office:value-type="float" office:value="1676" calcext:value-type="float">
            <text:p>1676</text:p>
          </table:table-cell>
          <table:table-cell table:formula="of:=[.L4]" office:value-type="float" office:value="1676" calcext:value-type="float">
            <text:p>1676</text:p>
          </table:table-cell>
          <table:table-cell table:formula="of:=[.M4]/12" office:value-type="float" office:value="139.666666666667" calcext:value-type="float">
            <text:p>139.666666666667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4]+[.O4]+[.P4];2)" office:value-type="float" office:value="795.5" calcext:value-type="float">
            <text:p>795.5</text:p>
          </table:table-cell>
          <table:table-cell table:formula="of:=&quot;[InlineData(&quot;&amp;[.A4]&amp;&quot;, &quot;&amp;[.C4]&amp;&quot;)] &quot;&amp;[.B4]" office:value-type="string" office:string-value="[InlineData(2035, 3000)] " calcext:value-type="string">
            <text:p>[InlineData(2035, 3000)] </text:p>
          </table:table-cell>
          <table:table-cell table:number-columns-repeated="16366"/>
        </table:table-row>
        <table:table-row table:style-name="ro1">
          <table:table-cell table:formula="of:=[.A4]+5" office:value-type="float" office:value="2040" calcext:value-type="float">
            <text:p>2040</text:p>
          </table:table-cell>
          <table:table-cell office:value-type="string" calcext:value-type="string">
            <text:p>// age 65, medicare kicks in</text:p>
          </table:table-cell>
          <table:table-cell table:formula="of:=IF([.G5]=0;0;IF([.F5] &lt; 65;[.H5];IF([.F5]&gt;=88;[.H5]*2;[.Q5])))" office:value-type="float" office:value="865.33" calcext:value-type="float">
            <text:p>865.33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5]-[.E5]" office:value-type="float" office:value="65" calcext:value-type="float">
            <text:p>65</text:p>
          </table:table-cell>
          <table:table-cell table:formula="of:=IF([.A5]&gt;=[.D5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5]-65" office:value-type="float" office:value="0" calcext:value-type="float">
            <text:p>0</text:p>
          </table:table-cell>
          <table:table-cell table:formula="of:=[.I5]/10" office:value-type="float" office:value="0" calcext:value-type="float">
            <text:p>0</text:p>
          </table:table-cell>
          <table:table-cell table:formula="of:=1.5+([.J5]*1)" office:value-type="float" office:value="1.5" calcext:value-type="float">
            <text:p>1.5</text:p>
          </table:table-cell>
          <table:table-cell table:formula="of:=[.K5]*1676" office:value-type="float" office:value="2514" calcext:value-type="float">
            <text:p>2514</text:p>
          </table:table-cell>
          <table:table-cell table:formula="of:=[.L5]" office:value-type="float" office:value="2514" calcext:value-type="float">
            <text:p>2514</text:p>
          </table:table-cell>
          <table:table-cell table:formula="of:=[.M5]/12" office:value-type="float" office:value="209.5" calcext:value-type="float">
            <text:p>209.5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5]+[.O5]+[.P5];2)" office:value-type="float" office:value="865.33" calcext:value-type="float">
            <text:p>865.33</text:p>
          </table:table-cell>
          <table:table-cell table:formula="of:=&quot;[InlineData(&quot;&amp;[.A5]&amp;&quot;, &quot;&amp;[.C5]&amp;&quot;)] &quot;&amp;[.B5]" office:value-type="string" office:string-value="[InlineData(2040, 865.33)] // age 65, medicare kicks in" calcext:value-type="string">
            <text:p>[InlineData(2040, 865.33)] // age 65, medicare kicks in</text:p>
          </table:table-cell>
          <table:table-cell table:number-columns-repeated="16366"/>
        </table:table-row>
        <table:table-row table:style-name="ro1">
          <table:table-cell table:formula="of:=[.A5]+5" office:value-type="float" office:value="2045" calcext:value-type="float">
            <text:p>2045</text:p>
          </table:table-cell>
          <table:table-cell/>
          <table:table-cell table:formula="of:=IF([.G6]=0;0;IF([.F6] &lt; 65;[.H6];IF([.F6]&gt;=88;[.H6]*2;[.Q6])))" office:value-type="float" office:value="935.17" calcext:value-type="float">
            <text:p>935.17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6]-[.E6]" office:value-type="float" office:value="70" calcext:value-type="float">
            <text:p>70</text:p>
          </table:table-cell>
          <table:table-cell table:formula="of:=IF([.A6]&gt;=[.D6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6]-65" office:value-type="float" office:value="5" calcext:value-type="float">
            <text:p>5</text:p>
          </table:table-cell>
          <table:table-cell table:formula="of:=[.I6]/10" office:value-type="float" office:value="0.5" calcext:value-type="float">
            <text:p>0.5</text:p>
          </table:table-cell>
          <table:table-cell table:formula="of:=1.5+([.J6]*1)" office:value-type="float" office:value="2" calcext:value-type="float">
            <text:p>2</text:p>
          </table:table-cell>
          <table:table-cell table:formula="of:=[.K6]*1676" office:value-type="float" office:value="3352" calcext:value-type="float">
            <text:p>3352</text:p>
          </table:table-cell>
          <table:table-cell table:formula="of:=[.L6]" office:value-type="float" office:value="3352" calcext:value-type="float">
            <text:p>3352</text:p>
          </table:table-cell>
          <table:table-cell table:formula="of:=[.M6]/12" office:value-type="float" office:value="279.333333333333" calcext:value-type="float">
            <text:p>279.3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6]+[.O6]+[.P6];2)" office:value-type="float" office:value="935.17" calcext:value-type="float">
            <text:p>935.17</text:p>
          </table:table-cell>
          <table:table-cell table:formula="of:=&quot;[InlineData(&quot;&amp;[.A6]&amp;&quot;, &quot;&amp;[.C6]&amp;&quot;)] &quot;&amp;[.B6]" office:value-type="string" office:string-value="[InlineData(2045, 935.17)] " calcext:value-type="string">
            <text:p>[InlineData(2045, 935.17)] </text:p>
          </table:table-cell>
          <table:table-cell table:number-columns-repeated="16366"/>
        </table:table-row>
        <table:table-row table:style-name="ro1">
          <table:table-cell table:formula="of:=[.A6]+5" office:value-type="float" office:value="2050" calcext:value-type="float">
            <text:p>2050</text:p>
          </table:table-cell>
          <table:table-cell/>
          <table:table-cell table:formula="of:=IF([.G7]=0;0;IF([.F7] &lt; 65;[.H7];IF([.F7]&gt;=88;[.H7]*2;[.Q7])))" office:value-type="float" office:value="1005" calcext:value-type="float">
            <text:p>1005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7]-[.E7]" office:value-type="float" office:value="75" calcext:value-type="float">
            <text:p>75</text:p>
          </table:table-cell>
          <table:table-cell table:formula="of:=IF([.A7]&gt;=[.D7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7]-65" office:value-type="float" office:value="10" calcext:value-type="float">
            <text:p>10</text:p>
          </table:table-cell>
          <table:table-cell table:formula="of:=[.I7]/10" office:value-type="float" office:value="1" calcext:value-type="float">
            <text:p>1</text:p>
          </table:table-cell>
          <table:table-cell table:formula="of:=1.5+([.J7]*1)" office:value-type="float" office:value="2.5" calcext:value-type="float">
            <text:p>2.5</text:p>
          </table:table-cell>
          <table:table-cell table:formula="of:=[.K7]*1676" office:value-type="float" office:value="4190" calcext:value-type="float">
            <text:p>4190</text:p>
          </table:table-cell>
          <table:table-cell table:formula="of:=[.L7]" office:value-type="float" office:value="4190" calcext:value-type="float">
            <text:p>4190</text:p>
          </table:table-cell>
          <table:table-cell table:formula="of:=[.M7]/12" office:value-type="float" office:value="349.166666666667" calcext:value-type="float">
            <text:p>349.166666666667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7]+[.O7]+[.P7];2)" office:value-type="float" office:value="1005" calcext:value-type="float">
            <text:p>1005</text:p>
          </table:table-cell>
          <table:table-cell table:formula="of:=&quot;[InlineData(&quot;&amp;[.A7]&amp;&quot;, &quot;&amp;[.C7]&amp;&quot;)] &quot;&amp;[.B7]" office:value-type="string" office:string-value="[InlineData(2050, 1005)] " calcext:value-type="string">
            <text:p>[InlineData(2050, 1005)] </text:p>
          </table:table-cell>
          <table:table-cell table:number-columns-repeated="16366"/>
        </table:table-row>
        <table:table-row table:style-name="ro1">
          <table:table-cell table:formula="of:=[.A7]+5" office:value-type="float" office:value="2055" calcext:value-type="float">
            <text:p>2055</text:p>
          </table:table-cell>
          <table:table-cell/>
          <table:table-cell table:formula="of:=IF([.G8]=0;0;IF([.F8] &lt; 65;[.H8];IF([.F8]&gt;=88;[.H8]*2;[.Q8])))" office:value-type="float" office:value="1074.83" calcext:value-type="float">
            <text:p>1074.83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8]-[.E8]" office:value-type="float" office:value="80" calcext:value-type="float">
            <text:p>80</text:p>
          </table:table-cell>
          <table:table-cell table:formula="of:=IF([.A8]&gt;=[.D8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8]-65" office:value-type="float" office:value="15" calcext:value-type="float">
            <text:p>15</text:p>
          </table:table-cell>
          <table:table-cell table:formula="of:=[.I8]/10" office:value-type="float" office:value="1.5" calcext:value-type="float">
            <text:p>1.5</text:p>
          </table:table-cell>
          <table:table-cell table:formula="of:=1.5+([.J8]*1)" office:value-type="float" office:value="3" calcext:value-type="float">
            <text:p>3</text:p>
          </table:table-cell>
          <table:table-cell table:formula="of:=[.K8]*1676" office:value-type="float" office:value="5028" calcext:value-type="float">
            <text:p>5028</text:p>
          </table:table-cell>
          <table:table-cell table:formula="of:=[.L8]" office:value-type="float" office:value="5028" calcext:value-type="float">
            <text:p>5028</text:p>
          </table:table-cell>
          <table:table-cell table:formula="of:=[.M8]/12" office:value-type="float" office:value="419" calcext:value-type="float">
            <text:p>419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8]+[.O8]+[.P8];2)" office:value-type="float" office:value="1074.83" calcext:value-type="float">
            <text:p>1074.83</text:p>
          </table:table-cell>
          <table:table-cell table:formula="of:=&quot;[InlineData(&quot;&amp;[.A8]&amp;&quot;, &quot;&amp;[.C8]&amp;&quot;)] &quot;&amp;[.B8]" office:value-type="string" office:string-value="[InlineData(2055, 1074.83)] " calcext:value-type="string">
            <text:p>[InlineData(2055, 1074.83)] </text:p>
          </table:table-cell>
          <table:table-cell table:number-columns-repeated="16366"/>
        </table:table-row>
        <table:table-row table:style-name="ro1">
          <table:table-cell table:formula="of:=[.A8]+5" office:value-type="float" office:value="2060" calcext:value-type="float">
            <text:p>2060</text:p>
          </table:table-cell>
          <table:table-cell/>
          <table:table-cell table:formula="of:=IF([.G9]=0;0;IF([.F9] &lt; 65;[.H9];IF([.F9]&gt;=88;[.H9]*2;[.Q9])))" office:value-type="float" office:value="1144.67" calcext:value-type="float">
            <text:p>1144.67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9]-[.E9]" office:value-type="float" office:value="85" calcext:value-type="float">
            <text:p>85</text:p>
          </table:table-cell>
          <table:table-cell table:formula="of:=IF([.A9]&gt;=[.D9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9]-65" office:value-type="float" office:value="20" calcext:value-type="float">
            <text:p>20</text:p>
          </table:table-cell>
          <table:table-cell table:formula="of:=[.I9]/10" office:value-type="float" office:value="2" calcext:value-type="float">
            <text:p>2</text:p>
          </table:table-cell>
          <table:table-cell table:formula="of:=1.5+([.J9]*1)" office:value-type="float" office:value="3.5" calcext:value-type="float">
            <text:p>3.5</text:p>
          </table:table-cell>
          <table:table-cell table:formula="of:=[.K9]*1676" office:value-type="float" office:value="5866" calcext:value-type="float">
            <text:p>5866</text:p>
          </table:table-cell>
          <table:table-cell table:formula="of:=[.L9]" office:value-type="float" office:value="5866" calcext:value-type="float">
            <text:p>5866</text:p>
          </table:table-cell>
          <table:table-cell table:formula="of:=[.M9]/12" office:value-type="float" office:value="488.833333333333" calcext:value-type="float">
            <text:p>488.8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9]+[.O9]+[.P9];2)" office:value-type="float" office:value="1144.67" calcext:value-type="float">
            <text:p>1144.67</text:p>
          </table:table-cell>
          <table:table-cell table:formula="of:=&quot;[InlineData(&quot;&amp;[.A9]&amp;&quot;, &quot;&amp;[.C9]&amp;&quot;)] &quot;&amp;[.B9]" office:value-type="string" office:string-value="[InlineData(2060, 1144.67)] " calcext:value-type="string">
            <text:p>[InlineData(2060, 1144.67)] </text:p>
          </table:table-cell>
          <table:table-cell table:number-columns-repeated="16366"/>
        </table:table-row>
        <table:table-row table:style-name="ro1">
          <table:table-cell table:formula="of:=[.A9]+5" office:value-type="float" office:value="2065" calcext:value-type="float">
            <text:p>2065</text:p>
          </table:table-cell>
          <table:table-cell/>
          <table:table-cell table:formula="of:=IF([.G10]=0;0;IF([.F10] &lt; 65;[.H10];IF([.F10]&gt;=88;[.H10]*2;[.Q10])))" office:value-type="float" office:value="6000" calcext:value-type="float">
            <text:p>6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10]-[.E10]" office:value-type="float" office:value="90" calcext:value-type="float">
            <text:p>90</text:p>
          </table:table-cell>
          <table:table-cell table:formula="of:=IF([.A10]&gt;=[.D10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10]-65" office:value-type="float" office:value="25" calcext:value-type="float">
            <text:p>25</text:p>
          </table:table-cell>
          <table:table-cell table:formula="of:=[.I10]/10" office:value-type="float" office:value="2.5" calcext:value-type="float">
            <text:p>2.5</text:p>
          </table:table-cell>
          <table:table-cell table:formula="of:=1.5+([.J10]*1)" office:value-type="float" office:value="4" calcext:value-type="float">
            <text:p>4</text:p>
          </table:table-cell>
          <table:table-cell table:formula="of:=[.K10]*1676" office:value-type="float" office:value="6704" calcext:value-type="float">
            <text:p>6704</text:p>
          </table:table-cell>
          <table:table-cell table:formula="of:=[.L10]" office:value-type="float" office:value="6704" calcext:value-type="float">
            <text:p>6704</text:p>
          </table:table-cell>
          <table:table-cell table:formula="of:=[.M10]/12" office:value-type="float" office:value="558.666666666667" calcext:value-type="float">
            <text:p>558.666666666667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10]+[.O10]+[.P10];2)" office:value-type="float" office:value="1214.5" calcext:value-type="float">
            <text:p>1214.5</text:p>
          </table:table-cell>
          <table:table-cell table:formula="of:=&quot;[InlineData(&quot;&amp;[.A10]&amp;&quot;, &quot;&amp;[.C10]&amp;&quot;)] &quot;&amp;[.B10]" office:value-type="string" office:string-value="[InlineData(2065, 6000)] " calcext:value-type="string">
            <text:p>[InlineData(2065, 6000)] </text:p>
          </table:table-cell>
          <table:table-cell table:number-columns-repeated="16366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// age 88, first year of assisted living</text:p>
          </table:table-cell>
          <table:table-cell table:formula="of:=IF([.G11]=0;0;IF([.F11] &lt; 65;[.H11];IF([.F11]&gt;=88;[.H11]*2;[.Q11])))" office:value-type="float" office:value="6000" calcext:value-type="float">
            <text:p>6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11]-[.E11]" office:value-type="float" office:value="88" calcext:value-type="float">
            <text:p>88</text:p>
          </table:table-cell>
          <table:table-cell table:formula="of:=IF([.A11]&gt;=[.D11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11]-65" office:value-type="float" office:value="23" calcext:value-type="float">
            <text:p>23</text:p>
          </table:table-cell>
          <table:table-cell table:formula="of:=[.I11]/10" office:value-type="float" office:value="2.3" calcext:value-type="float">
            <text:p>2.3</text:p>
          </table:table-cell>
          <table:table-cell table:formula="of:=1.5+([.J11]*1)" office:value-type="float" office:value="3.8" calcext:value-type="float">
            <text:p>3.8</text:p>
          </table:table-cell>
          <table:table-cell table:formula="of:=[.K11]*1676" office:value-type="float" office:value="6368.8" calcext:value-type="float">
            <text:p>6368.8</text:p>
          </table:table-cell>
          <table:table-cell table:formula="of:=[.L11]" office:value-type="float" office:value="6368.8" calcext:value-type="float">
            <text:p>6368.8</text:p>
          </table:table-cell>
          <table:table-cell table:formula="of:=[.M11]/12" office:value-type="float" office:value="530.733333333333" calcext:value-type="float">
            <text:p>530.7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11]+[.O11]+[.P11];2)" office:value-type="float" office:value="1186.57" calcext:value-type="float">
            <text:p>1186.57</text:p>
          </table:table-cell>
          <table:table-cell table:formula="of:=&quot;[InlineData(&quot;&amp;[.A11]&amp;&quot;, &quot;&amp;[.C11]&amp;&quot;)] &quot;&amp;[.B11]" office:value-type="string" office:string-value="[InlineData(2063, 6000)] // age 88, first year of assisted living" calcext:value-type="string">
            <text:p>[InlineData(2063, 6000)] // age 88, first year of assisted living</text:p>
          </table:table-cell>
          <table:table-cell table:number-columns-repeated="16366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06:46:58.583156255</meta:creation-date>
    <meta:generator>LibreOffice/24.2.7.2$Linux_X86_64 LibreOffice_project/420$Build-2</meta:generator>
    <dc:date>2025-07-19T08:27:10.451057787</dc:date>
    <meta:editing-duration>PT39M31S</meta:editing-duration>
    <meta:editing-cycles>4</meta:editing-cycles>
    <meta:document-statistic meta:table-count="5" meta:cell-count="1066" meta:object-count="0"/>
  </office:meta>
</office:document-meta>
</file>